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02000000020B2FF2A327EABC87D.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style:font-face style:name="Georgia1" svg:font-family="Georgia" style:font-adornments="Normal" style:font-family-generic="roman" style:font-pitch="variable"/>
    <style:font-face style:name="DejaVu Sans" svg:font-family="'DejaVu Sans'" style:font-adornments="Book" style:font-family-generic="swiss" style:font-pitch="variable"/>
  </office:font-face-decls>
  <office:automatic-styles>
    <style:style style:name="Table1" style:family="table">
      <style:table-properties style:width="16.415cm" fo:margin-left="0cm" fo:margin-right="-0.009cm" table:align="margins"/>
    </style:style>
    <style:style style:name="Table1.A" style:family="table-column">
      <style:table-column-properties style:column-width="2.995cm" style:rel-column-width="11961*"/>
    </style:style>
    <style:style style:name="Table1.B" style:family="table-column">
      <style:table-column-properties style:column-width="4.665cm" style:rel-column-width="18629*"/>
    </style:style>
    <style:style style:name="Table1.C" style:family="table-column">
      <style:table-column-properties style:column-width="4.396cm" style:rel-column-width="17550*"/>
    </style:style>
    <style:style style:name="Table1.D" style:family="table-column">
      <style:table-column-properties style:column-width="4.357cm" style:rel-column-width="1739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justify" style:justify-single-word="false"/>
      <style:text-properties style:font-name="DejaVu Serif1" fo:font-size="11pt"/>
    </style:style>
    <style:style style:name="P3" style:family="paragraph" style:parent-style-name="Table_20_Contents">
      <style:paragraph-properties fo:text-align="justify" style:justify-single-word="false"/>
      <style:text-properties style:font-name="DejaVu Serif1" fo:font-size="11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fo:font-style="italic" fo:font-weight="bold" style:font-style-asian="italic" style:font-weight-asian="bold" style:font-style-complex="italic" style:font-weight-complex="bold"/>
    </style:style>
    <style:style style:name="T7" style:family="text">
      <style:text-properties style:text-position="sub 58%" style:font-name="DejaVu Sans" fo:font-style="italic" fo:font-weight="bold" style:font-style-asian="italic" style:font-weight-asian="bold" style:font-style-complex="italic" style:font-weight-complex="bold"/>
    </style:style>
    <style:style style:name="T8" style:family="text">
      <style:text-properties style:text-position="sub 58%" style:font-name="DejaVu San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text-line-through-style="none" style:text-line-through-type="none"/>
    </style:style>
    <style:style style:name="T12" style:family="text">
      <style:text-properties style:font-name="Georgia1"/>
    </style:style>
    <style:style style:name="T13" style:family="text">
      <style:text-properties style:font-name="Georgia1" fo:font-style="italic" style:font-style-asian="italic" style:font-style-complex="italic"/>
    </style:style>
    <style:style style:name="T14" style:family="text">
      <style:text-properties style:font-name="Georgia1" fo:font-style="italic" style:font-name-asian="Georgia1" style:font-style-asian="italic" style:font-name-complex="Georgia1" style:font-style-complex="italic"/>
    </style:style>
    <style:style style:name="T15" style:family="text">
      <style:text-properties style:font-name="DejaVu Serif1" fo:font-style="italic" fo:font-weight="bold" style:font-style-asian="italic" style:font-weight-asian="bold" style:font-style-complex="italic" style:font-weight-complex="bold"/>
    </style:style>
    <style:style style:name="T16" style:family="text">
      <style:text-properties style:font-name="DejaVu Serif1" fo:font-style="italic" fo:font-weight="bold" style:font-name-asian="DejaVu Serif1" style:font-style-asian="italic" style:font-weight-asian="bold" style:font-name-complex="DejaVu Serif1" style:font-style-complex="italic" style:font-weight-complex="bold"/>
    </style:style>
    <style:style style:name="T17" style:family="text">
      <style:text-properties style:font-name="DejaVu Serif1" fo:font-style="italic" style:font-style-asian="italic" style:font-style-complex="italic"/>
    </style:style>
    <style:style style:name="T18" style:family="text">
      <style:text-properties style:font-name="DejaVu Serif1" fo:font-style="italic" style:font-name-asian="DejaVu Serif1" style:font-style-asian="italic" style:font-name-complex="DejaVu Serif1" style:font-style-complex="italic"/>
    </style:style>
    <style:style style:name="T19" style:family="text">
      <style:text-properties style:font-name="DejaVu Serif1" style:font-name-asian="DejaVu Serif1" style:font-name-complex="DejaVu Serif1"/>
    </style:style>
    <style:style style:name="T20" style:family="text">
      <style:text-properties style:font-name="DejaVu Serif1" fo:font-weight="bold" style:font-name-asian="DejaVu Serif1" style:font-weight-asian="bold" style:font-name-complex="DejaVu Serif1" style:font-weight-complex="bold"/>
    </style:style>
    <style:style style:name="T21" style:family="text">
      <style:text-properties style:font-name="DejaVu Sans"/>
    </style:style>
    <style:style style:name="T22" style:family="text">
      <style:text-properties style:font-name="DejaVu Sans" fo:font-style="italic" style:font-style-asian="italic" style:font-style-complex="italic"/>
    </style:style>
    <style:style style:name="T23" style:family="text">
      <style:text-properties style:font-name="DejaVu Sans" fo:font-style="italic" fo:font-weight="bold" style:font-style-asian="italic" style:font-weight-asian="bold" style:font-style-complex="italic" style:font-weight-complex="bold"/>
    </style:style>
    <style:style style:name="T24" style:family="text">
      <style:text-properties style:text-position="super 58%"/>
    </style:style>
    <style:style style:name="T25" style:family="text">
      <style:text-properties style:text-position="0% 100%" fo:font-style="italic" style:font-style-asian="italic" style:font-style-complex="italic"/>
    </style:style>
    <style:style style:name="T26" style:family="text">
      <style:text-properties style:text-position="0% 100%" fo:font-style="italic" fo:font-weight="normal" style:font-style-asian="italic" style:font-weight-asian="normal" style:font-style-complex="italic" style:font-weight-complex="normal"/>
    </style:style>
    <style:style style:name="T27" style:family="text">
      <style:text-properties style:font-name-asian="DejaVu Serif1" style:font-name-complex="DejaVu Serif1"/>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XIM / SPC: the speciation of an aqueous fluid</text:h>
      <text:p text:style-name="Text_20_body">The question of speciation is central in aqueous chemistry. The development of a robust speciation solver is thus essential for most simulations of fluid-rock interactions.</text:p>
      <text:p text:style-name="Text_20_body">Solving a speciation problem is typically the calculation of the homogeneous thermodynamic equilibrium of a mixture phase that follows an asymmetric solution model, giving rise to homogeneous reaction between species. For speciation calculations, the thermodynamic system under consideration is a given amount of aqueous solution (for example, corresponding to 1 kilogram water), in a given environment that controls temperature, pressure, and eventually, through heterogeneous equilibrium with other phases, the chemical potentials of some components.</text:p>
      <text:p text:style-name="Text_20_body">The solution of a speciation problem involves the implementation of the two types of constraints, on chemical compositions ("material balance" constraints) and on chemical potentials ("mass action" constraints, which are "potential balance" constraints).</text:p>
      <text:p text:style-name="TextARevoir">In the case of a closed system, given N independent components of known mole numbers c(1:N), and M chemical species with given stoichiometric / thermodynamic properties, we have to determine how the N components are distributed among the M species.</text:p>
      <text:h text:style-name="Heading_20_3" text:outline-level="3">material balance constraints: choice of components</text:h>
      <text:p text:style-name="Text_20_body">Various approaches are possible for selecting the set of independent components used for the description of composition constraints.</text:p>
      <text:h text:style-name="Heading_20_4" text:outline-level="4">the "basis species" approach ("Morel tableau")</text:h>
      <text:p text:style-name="Text_20_body">One approach is to use chemical species as components. A set of linearly independent species ("basis species", or "component species", or "primary species") is selected, which will be the "basis" against which the stoichiometry of the other species is described.</text:p>
      <text:p text:style-name="Marginalia">This approach seems the most "natural" for an homogeneous closed system; one of its advantage is to use a minimum number of variables to describe both the stoichiometry and the chemical equilibrium of the system. Moreover, it allows a compact formulation of the speciation problem: the mass action relations expressing the "secondary species" as explicit functions of the primary ones can be substituted in the material conservation equations, giving a system with a minimal number of equations, one for each "primary species".</text:p>
      <text:p text:style-name="Text_20_body">This approach is well suited for equilibrium calculations of an homogeneous system, e.g. purely aqueous, but it can make more complex the solution of "open system speciation" problems.</text:p>
      <text:p text:style-name="Text_20_body">It is to note that, in this approach, the role of a basis species is twofold: it is both a component involved in the stoichiometric description of the mass balance and a chemical species involved in mass action relations. The denomination of "component species" better emphasizes this duality.</text:p>
      <text:p text:style-name="Text_20_body">Consequently, a "basis species" is assigned two types of abundances: a true "chemical" abundance relevant to the chemical species itself, and a "total" or "generalized abundance" for the corresponding "component species" (Lichtner, 1996).</text:p>
      <text:h text:style-name="Heading_20_5" text:outline-level="5">Example</text:h>
      <text:p text:style-name="Text_20_body">For a carbonate-bearing aqueous solution with six chemical species considered potentially present (H<text:span text:style-name="T4">2</text:span>O, H<text:span text:style-name="T24">+</text:span>, HO<text:span text:style-name="T24">-</text:span>, CO<text:span text:style-name="T4">2</text:span>, HCO<text:span text:style-name="T4">3</text:span><text:span text:style-name="T24">-</text:span>, CO<text:span text:style-name="T4">3</text:span><text:span text:style-name="T24">-2</text:span>), we can select {H<text:span text:style-name="T4">2</text:span>O,H<text:span text:style-name="T24">+</text:span>,CO<text:span text:style-name="T4">2</text:span>} as basis and describe HO<text:span text:style-name="T24">-</text:span> as (1,-1,0), HCO<text:span text:style-name="T4">3</text:span><text:span text:style-name="T24">-</text:span> as (1,-1,1), CO<text:span text:style-name="T4">3</text:span><text:span text:style-name="T24">-2</text:span> as (1,-2,1).</text:p>
      <text:p text:style-name="Text_20_body">The mass balance relation for "total carbonate" will be, in mole numbers:</text:p>
      <text:p text:style-name="TextInfo">n_total(CO2) = n(CO2) + n(HCO3-) + n(CO3-2)</text:p>
      <text:h text:style-name="Heading_20_4" text:outline-level="4">the elements as components</text:h>
      <text:p text:style-name="Text_20_body">The "basis species" set correspond to a particular choice of "independent components", but, as already pointed out, thermodynamic components do not necessarily correspond to any species' stoichiometry; they only have to form a set of linearly independent entities that can generate the whole "chemical space" defined by the species under consideration. </text:p>
      <text:p text:style-name="TextSmall">Moreover, it is not necessary to use the same component set in the two sets of constraints, on compositions and on potentials respectively. In the "basis species" case, the two component sets apparently coincide, but the same "species" is actually used as a stoichiometric substance in one set, and as a chemical species in the other.</text:p>
      <text:p text:style-name="Text_20_body">In ARXIM, we chose the apparently most "basic" option, which is to use as components, for the implementation of material conservation, the chemical elements present in the system.</text:p>
      <text:p text:style-name="TextSmall">In the case of an aqueous system, where the component set should be able to describe ionic species, the electron (or the electronic charge) has to be considered as a component, but a <text:s/>peculiarity of this "charge component" is that it is generally assigned a total balance of zero, because we assume that electrolytic solutions are at electrostatic equilibrium.</text:p>
      <text:p text:style-name="TextSmall">For example, considering a carbonate-bearing aqueous solution with six chemical species (H2O, H+, HO-, CO2, HCO3-, CO3-2), a "basis" composed of the four components (O,H,C,Chg) describe the species compositions using the following stoichiometric table</text:p>
      <text:p text:style-name="TextInfo"><text:s text:c="6"/><text:span text:style-name="T10">O <text:s/>H <text:s/>C</text:span> <text:s/>Chg<text:line-break/><text:span text:style-name="T10">H2O</text:span> <text:s text:c="2"/>1 <text:s/>2 <text:s/>0 <text:s text:c="2"/>0<text:line-break/><text:span text:style-name="T10">H+</text:span> <text:s text:c="3"/>0 <text:s/>1 <text:s/>0 <text:s/>+1<text:line-break/><text:span text:style-name="T10">CO2</text:span> <text:s text:c="2"/>2 <text:s/>0 <text:s/>1 <text:s text:c="2"/>0<text:line-break/><text:span text:style-name="T10">HO-</text:span> <text:s text:c="2"/>1 <text:s/>1 <text:s/>0 <text:s/>-1<text:line-break/><text:span text:style-name="T10">HCO3-</text:span> 3 <text:s/>1 <text:s/>1 <text:s/>-1<text:line-break/><text:span text:style-name="T10">CO3-2</text:span> 3 <text:s/>0 <text:s/>1 <text:s/>-2</text:p>
      <text:p text:style-name="Marginalia">We obtain here the "formula table" of the system, where each species is represented by its "formula vector", e.g. the line vector (1,2,0,0) for H2O.</text:p>
      <text:h text:style-name="Heading_20_4" text:outline-level="4">accounting for redox state</text:h>
      <text:p text:style-name="Text_20_body">From the stoichiometry of the species listed in the former example, it appears that only one oxidation state has been considered for each element. Actually, an element list such as { O[-2], H[+1], C[+4] }, would state more explicitly the oxidation state considered for each element in this example.</text:p>
      <text:p text:style-name="Marginalia">The oxidation state of an element is directly deduced from the stoichiometry of the <text:s/>species it enters in. The method can be explained with the example of the carbonate system: to account for the presence of species H<text:span text:style-name="T24">+</text:span>, H is assigned the oxidation state [+1]; as a result, O is assigned the state [-2], because of the presence of OH<text:span text:style-name="T24">-</text:span> or H<text:span text:style-name="T4">2</text:span>O; finally, element C must be assigned the state (+4), to be consistent with the charge of three species it forms with O[-2] and H[+1].</text:p>
      <text:p text:style-name="Text_20_body">By making the oxidation state an intrinsic property of the "element component", it is possible to have a full description of the system's stoichiometry without resorting to an<text:span text:style-name="T11"> additional "c</text:span>harge" component. In order that the solution of the speciation problem satisfies the electro-neutrality equation (the global balance of the species' charges is null), the global balance of the elements' valencies must be zero.</text:p>
      <text:p text:style-name="Text_20_body">If we consider now an aqueous system where reduced and oxidized species (e.g. CH<text:span text:style-name="T4">4</text:span>, H<text:span text:style-name="T4">2</text:span>, O<text:span text:style-name="T4">2</text:span>) are potentially present, then we have to introduce an additional component, a "redox component" (component called "Ox" in ARXIM), which describes the oxidation state of the different species with respect to the "default oxidation state" of the elements.</text:p>
      <text:p text:style-name="Text_20_body">The following table is obtained:</text:p>
      <text:p text:style-name="TextInfo"><text:s text:c="6"/><text:span text:style-name="T10">O <text:s text:c="3"/>H <text:s text:c="3"/>C <text:s text:c="3"/>Ox</text:span> <text:s/>(Chg)<text:line-break/><text:span text:style-name="T2">vVal</text:span><text:span text:style-name="T1"> <text:s/>-2 <text:s text:c="2"/>1 <text:s text:c="3"/>4 <text:s text:c="3"/>1 <text:s text:c="2"/>-1<text:line-break/></text:span><text:span text:style-name="T10">H2O</text:span> <text:s text:c="2"/>1 <text:s text:c="3"/>2 <text:s text:c="3"/>0 <text:s text:c="3"/>0 <text:s text:c="2"/>0<text:line-break/><text:span text:style-name="T10">H+</text:span> <text:s text:c="3"/>0 <text:s text:c="3"/>1 <text:s text:c="3"/>0 <text:s text:c="3"/>0 <text:s text:c="2"/>1<text:line-break/><text:span text:style-name="T10">CO2</text:span> <text:s text:c="2"/>2 <text:s text:c="3"/>0 <text:s text:c="3"/>1 <text:s text:c="3"/>0 <text:s text:c="2"/>0<text:line-break/><text:span text:style-name="T10">HO-</text:span> <text:s text:c="2"/>1 <text:s text:c="3"/>1 <text:s text:c="3"/>0 <text:s text:c="3"/>0 <text:s text:c="2"/>-1<text:line-break/><text:span text:style-name="T10">HCO3-</text:span> 3 <text:s text:c="3"/>1 <text:s text:c="3"/>1 <text:s text:c="3"/>0 <text:s text:c="2"/>-1<text:line-break/><text:span text:style-name="T10">CO3-2</text:span> 3 <text:s text:c="3"/>0 <text:s text:c="3"/>1 <text:s text:c="3"/>0 <text:s text:c="2"/>-2<text:line-break/><text:span text:style-name="T10">O2</text:span> <text:s text:c="3"/>2 <text:s text:c="3"/>0 <text:s text:c="3"/>0 <text:s text:c="3"/>4 <text:s text:c="2"/>0<text:line-break/><text:span text:style-name="T10">H2</text:span> <text:s text:c="3"/>0 <text:s text:c="3"/>2 <text:s text:c="3"/>0 <text:s text:c="3"/>-2 <text:s/>0<text:line-break/><text:span text:style-name="T10">CH4</text:span> <text:s text:c="2"/>0 <text:s text:c="3"/>4 <text:s text:c="3"/>1 <text:s text:c="3"/>-8 <text:s/>0</text:p>
      <text:p text:style-name="TextSmall">Here, the vector line vVal, which contains the default oxidation states, is not a part of the formula table, but rather a property assigned to the respective element components.</text:p>
      <text:p text:style-name="Text_20_body">The value of the redox component Ox of a species in a system will depend on the choice of the default values of the oxidation states of elements.</text:p>
      <text:h text:style-name="Heading_20_4" text:outline-level="4">equations for material balance constraints</text:h>
      <text:p text:style-name="Text_20_body">There are as many material balance constraints as inert components.</text:p>
      <text:p text:style-name="Text_20_body">The formula matrix <text:span text:style-name="T22">α</text:span><text:span text:style-name="T1">(1:nC,1:nAq)</text:span> of the whole system describes the stoichiometry of all aqueous species in terms of the elements.</text:p>
      <text:p text:style-name="Text_20_body">The material conservation is expressed by <text:span text:style-name="T10">nC equations</text:span> of the form:</text:p>
      <text:p text:style-name="Text_20_body"><draw:frame draw:style-name="fr1" draw:name="Object1" text:anchor-type="as-char" svg:width="6.854cm" svg:height="0.803cm" draw:z-index="0"><draw:object xlink:href="./Object 1" xlink:type="simple" xlink:show="embed" xlink:actuate="onLoad"/><draw:image xlink:href="./ObjectReplacements/Object 1" xlink:type="simple" xlink:show="embed" xlink:actuate="onLoad"/></draw:frame></text:p>
      <text:p text:style-name="Text_20_body">with</text:p>
      <text:p text:style-name="Text_20_body"><text:span text:style-name="T16">▷ </text:span><text:span text:style-name="T2">b</text:span><text:span text:style-name="T3">(1:nC)</text:span> the mole numbers of inert components,</text:p>
      <text:p text:style-name="Text_20_body"><text:span text:style-name="T16">▷ </text:span><text:span text:style-name="T2">n</text:span><text:span text:style-name="T3">(1:nAq)</text:span> the mole numbers of aqueous species ({<text:span text:style-name="T1">Aq</text:span>} = index set of aqueous species,</text:p>
      <text:p text:style-name="Text_20_body"><text:span text:style-name="T16">▷ </text:span><text:span text:style-name="T15">α</text:span><text:span text:style-name="T3">(1:nC,1:nAq)</text:span> the species' formula matrix.</text:p>
      <text:h text:style-name="Heading_20_5" text:outline-level="5">case of aqueous species of fixed potential</text:h>
      <text:p text:style-name="Text_20_body">When mobile aqueous species (species index set <text:span text:style-name="T25">Ax</text:span>) are present, their contribution to the mole balance of component <text:span text:style-name="T1">i</text:span> can be separated from that of the inert aqueous species (species index set <text:span text:style-name="T25">Ai</text:span>). </text:p>
      <text:p text:style-name="Text_20_body"><draw:frame draw:style-name="fr1" draw:name="Object2" text:anchor-type="as-char" svg:width="10.589cm" svg:height="0.914cm" draw:z-index="1"><draw:object xlink:href="./Object 2" xlink:type="simple" xlink:show="embed" xlink:actuate="onLoad"/><draw:image xlink:href="./ObjectReplacements/Object 2" xlink:type="simple" xlink:show="embed" xlink:actuate="onLoad"/></draw:frame></text:p>
      <text:p text:style-name="Text_20_body">Here, the mobile species abundances can be calculated from their (fixed) activities if their activity coefficients (<text:span text:style-name="T21">γ</text:span>) and the solvent abundance are known:</text:p>
      <text:p text:style-name="Text_20_body"><draw:frame draw:style-name="fr1" draw:name="Object3" text:anchor-type="as-char" svg:width="7.938cm" svg:height="1.431cm" draw:z-index="2"><draw:object xlink:href="./Object 3" xlink:type="simple" xlink:show="embed" xlink:actuate="onLoad"/><draw:image xlink:href="./ObjectReplacements/Object 3" xlink:type="simple" xlink:show="embed" xlink:actuate="onLoad"/></draw:frame></text:p>
      <text:p text:style-name="Text_20_body">where <text:span text:style-name="T1">M</text:span><text:span text:style-name="T5">w</text:span> is the molar weight (kg) of solvent.</text:p>
      <text:p text:style-name="TextItalic">In this expression, only n<text:span text:style-name="T5">w</text:span>, the solvent mole number, is unknown, because the activity coefficients <text:span text:style-name="T22">γ</text:span><text:span text:style-name="T17">(1:S)</text:span>, which depend on the solution composition and thermodynamic model, are held constant within the execution of the solver routine and calculated in an external loop.</text:p>
      <text:p text:style-name="Text_20_body"><draw:frame draw:style-name="fr1" draw:name="Object4" text:anchor-type="as-char" svg:width="14.473cm" svg:height="1.328cm" draw:z-index="3"><draw:object xlink:href="./Object 4" xlink:type="simple" xlink:show="embed" xlink:actuate="onLoad"/><draw:image xlink:href="./ObjectReplacements/Object 4" xlink:type="simple" xlink:show="embed" xlink:actuate="onLoad"/></draw:frame></text:p>
      <text:h text:style-name="Heading_20_3" text:outline-level="3">equilibrium constraints in closed systems</text:h>
      <text:p text:style-name="TextSmall">In a mixture where the number of species equals the number of independent components (case of "interaction" mixing models, common for minerals, melts, gases), the species abundances are completely determined by the phase composition and the species stoichiometry. But, if the phase follows a model of "association solution", each time an additional species is considered, an additional equation is provided by a chemical equilibrium condition, i.e. an "internal constraint" among the species' chemical potentials.</text:p>
      <text:h text:style-name="Heading_20_4" text:outline-level="4">primary and secondary species</text:h>
      <text:p text:style-name="Text_20_body">In a "LMA approach", the equilibrium condition of a closed system of {nC components, nAq aqueous species} is implemented as a set of independent mass action relations among the aqueous species.</text:p>
      <text:p text:style-name="Text_20_body">The number of such independent reactions is nAq - nC. To write these reactions, it is convenient to split the species set into, </text:p>
      <text:p text:style-name="Text_20_body">nC linearly independent "primary species", </text:p>
      <text:p text:style-name="Text_20_body">nAq - nC "secondary species" whose formation (or dissociation) reactions are expressed in terms of the "primary species".</text:p>
      <text:p text:style-name="Text_20_body">ARXIM follows an approach similar to LMA approaches, except that, instead of mass action relations expressed in terms of activity products, equilibrium is written as a set of linear relations between chemical potentials.</text:p>
      <text:p text:style-name="Marginalia">There are as many "basis species" as components, 3 in the example system {(H,O,C), (H<text:span text:style-name="T24">+</text:span>, H<text:span text:style-name="T4">2</text:span>O, CO<text:span text:style-name="T4">2</text:span>, HO<text:span text:style-name="T24">-</text:span>, HCO<text:span text:style-name="T4">3</text:span><text:span text:style-name="T24">-</text:span>, CO<text:span text:style-name="T4">3</text:span><text:span text:style-name="T24">-2</text:span>)}. The selection of the "primary species", as long as they form a basis for the system, is rather arbitrary. Practically, in aqueous systems, H<text:span text:style-name="T4">2</text:span>O is always chosen as primary species, for its role as solvent. It is also practical to have H<text:span text:style-name="T24">+</text:span> (or OH<text:span text:style-name="T24">-</text:span> in basic conditions) as component, because of its central role in acid-base reactions. For other elements, the species with the highest dissociation degree (e.g. Na<text:span text:style-name="T24">+</text:span> for Na, Ca<text:span text:style-name="T24">+2</text:span> for Ca, PO<text:span text:style-name="T4">4</text:span><text:span text:style-name="T24">-3</text:span> for P) can be selected as the default primary species. </text:p>
      <text:p text:style-name="Marginalia">The primary species selection is arbitrary, but the program may modify the species set during speciation calculation, in order to have the most dominant species as primary species, which secure the numerical resolution of the problem. Such a systematic basis change is essential when the equilibrium conditions are formulated in terms of concentrations or mole numbers as variables; it is not critical when the formulation, as done in ARXIM, is in terms of their logarithms, which gives linear equilibrium equations.</text:p>
      <text:p text:style-name="TextItalic">In the case of open system, the mobile species are selected as primary species. This simplifies the expression of the equilibrium conditions: if a mobile species is not aqueous, its selection as primary species allows the implementation of equilibrium conditions with the same type of equations as those used for homogeneous equilibrium. The remaining inert "primary species" are selected among aqueous species that are independent from each other and from the mobile species.</text:p>
      <text:h text:style-name="Heading_20_4" text:outline-level="4">example</text:h>
      <text:p text:style-name="Text_20_body">For the system {(H,O,C), (H<text:span text:style-name="T24">+</text:span>, H<text:span text:style-name="T4">2</text:span>O, CO<text:span text:style-name="T4">2</text:span>, HO<text:span text:style-name="T24">-</text:span>, HCO3<text:span text:style-name="T24">-</text:span>, CO<text:span text:style-name="T4">3</text:span><text:span text:style-name="T24">-2</text:span>)}, if (H<text:span text:style-name="T4">2</text:span>O, H<text:span text:style-name="T24">+</text:span>, CO<text:span text:style-name="T4">2</text:span>) is selected as "basis", the other species ("secondary species") are defined in relation with this basis by the following stoichiometry matrix <text:span text:style-name="T21">ν</text:span>(1:nS-nC, 1:nC), the same as that used for stoichiometry description in the pure "basis species approach":</text:p>
      <text:p text:style-name="TextInfo"><text:s text:c="7"/>H2O <text:s/>H+ <text:s/>CO2</text:p>
      <text:p text:style-name="TextInfo">HO- <text:s text:c="3"/>1 <text:s text:c="3"/>-1 <text:s/>0</text:p>
      <text:p text:style-name="TextInfo">HCO3- <text:s/>1 <text:s text:c="3"/>-1 <text:s/>1</text:p>
      <text:p text:style-name="TextInfo">CO3-2 <text:s/>1 <text:s text:c="3"/>-2 <text:s/>1</text:p>
      <text:h text:style-name="Heading_20_4" text:outline-level="4">stoichiometry of the reactions of formation of secondary species</text:h>
      <text:p text:style-name="Text_20_body">If the basis species have been appropriately selected, then the matrix made of the primary species column vectors of the formula matrix, <text:span text:style-name="T23">α</text:span><text:span text:style-name="T1">(1:nC,iP)</text:span>, is non singular. Its inverse, which expresses the elements (<text:span text:style-name="T1">1:nC</text:span>) in terms of the basis species (<text:span text:style-name="T1">1:nC</text:span>), will constitute the "transformation matrix" used to compute the matrix <text:span text:style-name="T23">ν</text:span><text:span text:style-name="T7">As</text:span><text:span text:style-name="T3">(1:nAs,1:nC)</text:span> giving the stoichiometry of the aqueous <text:span text:style-name="T1">nAs</text:span> secondary species in terms of the <text:span text:style-name="T1">nC</text:span> primary species. </text:p>
      <text:p text:style-name="Text_20_body">The same transformation matrix is used to compute the stoichiometry matrix <text:span text:style-name="T23">ν</text:span><text:span text:style-name="T6">Ms</text:span><text:span text:style-name="T1">(1:nMs,1:nC) </text:span>of non-aqueous species (species in minerals and gases).</text:p>
      <text:p text:style-name="Text_20_body">The matrices <text:span text:style-name="T23">ν</text:span><text:span text:style-name="T7">As</text:span> and <text:span text:style-name="T23">ν</text:span><text:span text:style-name="T6">Ms</text:span> are also used for computing <text:span text:style-name="T22">Δ</text:span><text:span text:style-name="T17">G</text:span><text:span text:style-name="T1">°</text:span><text:span text:style-name="T5">As</text:span><text:span text:style-name="T1">(1:nAs)</text:span> and <text:s/><text:span text:style-name="T22">Δ</text:span><text:span text:style-name="T1">G°</text:span><text:span text:style-name="T5">Ms</text:span><text:span text:style-name="T1">(1:nMs)</text:span>, the <text:span text:style-name="T21">Δ</text:span>G°'s of the formation reactions of all secondary species, respectively aqueous and non-aqueous.</text:p>
      <text:h text:style-name="Heading_20_4" text:outline-level="4">equations for chemical potential constraints</text:h>
      <text:p text:style-name="Text_20_body">If the system is at equilibrium, then nAs=nS-nC independent chemical reactions between the primary and secondary species are at equilibrium. </text:p>
      <text:p text:style-name="Text_20_body">There are <text:span text:style-name="T2">nAs chemical potential constraints</text:span>, one for each secondary species:</text:p>
      <text:p text:style-name="Text_20_body"><draw:frame draw:style-name="fr1" draw:name="Object9" text:anchor-type="as-char" svg:width="8.451cm" svg:height="0.813cm" draw:z-index="4"><draw:object xlink:href="./Object 5" xlink:type="simple" xlink:show="embed" xlink:actuate="onLoad"/><draw:image xlink:href="./ObjectReplacements/Object 5" xlink:type="simple" xlink:show="embed" xlink:actuate="onLoad"/></draw:frame></text:p>
      <text:p text:style-name="Text_20_body">where </text:p>
      <text:p text:style-name="Text_20_body"><text:span text:style-name="T16">▷ </text:span><text:span text:style-name="T2">µ</text:span><text:span text:style-name="T1">(1:nS)</text:span> is the array of the chemical potentials of all species of the system,</text:p>
      <text:p text:style-name="Text_20_body"><text:span text:style-name="T18">▷ </text:span><text:span text:style-name="T1">{Pr}</text:span> is the primary species set, </text:p>
      <text:p text:style-name="Text_20_body"><text:span text:style-name="T18">▷ </text:span><text:span text:style-name="T1">{As}</text:span> is the secondary species set, </text:p>
      <text:p text:style-name="Text_20_body">the matrix <text:span text:style-name="T15">υ</text:span><text:span text:style-name="T1">(1:nAs,1:nC)</text:span> describes the stoichiometry of the formation reactions of secondary aqueous species from primary species. </text:p>
      <text:h text:style-name="Heading_20_5" text:outline-level="5">example: System {(H,O,C), (H<text:span text:style-name="T24">+</text:span>, H<text:span text:style-name="T4">2</text:span>O, CO2, HO<text:span text:style-name="T24">-</text:span>, HCO3<text:span text:style-name="T24">-</text:span>, CO<text:span text:style-name="T4">3</text:span><text:span text:style-name="T24">-2</text:span>)}</text:h>
      <text:p text:style-name="Text_20_body">Having selected (H<text:span text:style-name="T4">2</text:span>O,H<text:span text:style-name="T24">+</text:span>,CO2) as basis, the equilibrium conditions, <text:span text:style-name="T12">Δ</text:span>G=0, for the formation of the three secondary species yield the following relations:</text:p>
      <text:p text:style-name="TextInfo">Mu(HO-) <text:s/>= <text:s text:c="2"/>Mu(H+) <text:s/>+ Mu(H2O)</text:p>
      <text:p text:style-name="TextInfo">Mu(HCO3-)= - Mu(H+) <text:s/>+ Mu(H2O) + Mu(CO2)</text:p>
      <text:p text:style-name="TextInfo">Mu(CO3-2)= - Mu(H+) <text:s/>+ Mu(H2O) + Mu(CO2)</text:p>
      <text:p text:style-name="Text_20_body">where Mu(X) is the chemical potential of the species X.</text:p>
      <text:p text:style-name="Text_20_body">The "reduced potential" <text:span text:style-name="T1">µ</text:span><text:span text:style-name="T5">j</text:span> (i.e. potential divided by <text:span text:style-name="T1">R.T</text:span>, which makes it dimensionless) is related with the activity of species <text:span text:style-name="T1">j</text:span>, <text:span text:style-name="T1">a</text:span><text:span text:style-name="T5">j</text:span>, by the relation</text:p>
      <text:p text:style-name="Text_20_body"><draw:frame draw:style-name="fr1" draw:name="Object14" text:anchor-type="as-char" svg:width="3.355cm" svg:height="0.82cm" draw:z-index="5"><draw:object xlink:href="./Object 14" xlink:type="simple" xlink:show="embed" xlink:actuate="onLoad"/><draw:image xlink:href="./ObjectReplacements/Object 14" xlink:type="simple" xlink:show="embed" xlink:actuate="onLoad"/></draw:frame></text:p>
      <text:p text:style-name="Text_20_body">where <text:span text:style-name="T1">µ°</text:span><text:span text:style-name="T5">j</text:span> is the reduced molar Gibbs enthalpy of species <text:span text:style-name="T1">j</text:span> in the reference state, calculated at (T,P) from data retrieved from the thermodynamic database.</text:p>
      <text:p text:style-name="Text_20_body">The equilibrium conditions can be written as follows:</text:p>
      <text:p text:style-name="Text_20_body"><draw:frame draw:style-name="fr1" draw:name="Object10" text:anchor-type="as-char" svg:width="11.716cm" svg:height="0.833cm" draw:z-index="6"><draw:object xlink:href="./Object 6" xlink:type="simple" xlink:show="embed" xlink:actuate="onLoad"/><draw:image xlink:href="./ObjectReplacements/Object 6" xlink:type="simple" xlink:show="embed" xlink:actuate="onLoad"/></draw:frame></text:p>
      <text:p text:style-name="Text_20_body">where <text:span text:style-name="T2">a</text:span><text:span text:style-name="T1">(1:nAq)</text:span> contains the activities of all species and <text:span text:style-name="T14">∆</text:span><text:span text:style-name="T1">G°</text:span><text:span text:style-name="T5">js</text:span> is the "reduced" free energy change of the dissociation reaction of the secondary aqueous species <text:span text:style-name="T1">js</text:span>:</text:p>
      <text:p text:style-name="Text_20_body"><text:tab/><draw:frame draw:style-name="fr1" draw:name="Object5" text:anchor-type="as-char" svg:width="5.824cm" svg:height="0.801cm" draw:z-index="7"><draw:object xlink:href="./Object 7" xlink:type="simple" xlink:show="embed" xlink:actuate="onLoad"/><draw:image xlink:href="./ObjectReplacements/Object 7" xlink:type="simple" xlink:show="embed" xlink:actuate="onLoad"/></draw:frame></text:p>
      <text:p text:style-name="Text_20_body">This formulation is equivalent to the classical "mass action" form, using "ion activity products" and "equilibrium constants", which is more common in aqueous geochemistry. In mass action form, the equilibrium condition <text:s/>for species <text:span text:style-name="T1">js</text:span> would become:</text:p>
      <text:p text:style-name="Text_20_body"><draw:frame draw:style-name="fr1" draw:name="Object35" text:anchor-type="as-char" svg:width="5.35cm" svg:height="0.991cm" draw:z-index="8"><draw:object xlink:href="./Object 35" xlink:type="simple" xlink:show="embed" xlink:actuate="onLoad"/><draw:image xlink:href="./ObjectReplacements/Object 35" xlink:type="simple" xlink:show="embed" xlink:actuate="onLoad"/></draw:frame>with<draw:frame draw:style-name="fr1" draw:name="Object27" text:anchor-type="as-char" svg:width="3.75cm" svg:height="0.75cm" draw:z-index="9"><draw:object xlink:href="./Object 27" xlink:type="simple" xlink:show="embed" xlink:actuate="onLoad"/><draw:image xlink:href="./ObjectReplacements/Object 27" xlink:type="simple" xlink:show="embed" xlink:actuate="onLoad"/></draw:frame></text:p>
      <text:h text:style-name="Heading_20_4" text:outline-level="4">relating potential constraints with material balance constraints</text:h>
      <text:p text:style-name="Text_20_body">We have thus two sets of linear equations, one in species mole numbers, the other in species potentials. We have to relate the species' potentials with their mole numbers: that is the role of <text:s/>the mixing model to implement these "activity – composition" relationships.</text:p>
      <text:h text:style-name="Heading_20_5" text:outline-level="5">in the case of aqueous solutions</text:h>
      <text:p text:style-name="Text_20_body">In aqueous solutions, there is a dominant species, the "solvent" H<text:span text:style-name="T4">2</text:span>O, against which the concentrations of the other species, the "solute" species, are measured. The mixing model is <text:s/>asymmetric: solvent and solutes follow respectively a mole fraction and molality scale and have different forms of activity – composition relations.</text:p>
      <text:p text:style-name="Text_20_body"><text:span text:style-name="T19">▷ </text:span>for the solvent, <draw:frame draw:style-name="fr1" draw:name="Object26" text:anchor-type="as-char" svg:width="2.577cm" svg:height="0.66cm" draw:z-index="10"><draw:object xlink:href="./Object 26" xlink:type="simple" xlink:show="embed" xlink:actuate="onLoad"/><draw:image xlink:href="./ObjectReplacements/Object 26" xlink:type="simple" xlink:show="embed" xlink:actuate="onLoad"/></draw:frame>, where mole fraction<draw:frame draw:style-name="fr1" draw:name="Object30" text:anchor-type="as-char" svg:width="4.129cm" svg:height="1.494cm" draw:z-index="11"><draw:object xlink:href="./Object 30" xlink:type="simple" xlink:show="embed" xlink:actuate="onLoad"/><draw:image xlink:href="./ObjectReplacements/Object 30" xlink:type="simple" xlink:show="embed" xlink:actuate="onLoad"/></draw:frame></text:p>
      <text:p text:style-name="Text_20_body"><text:span text:style-name="T19">▷ </text:span>for a solute species, <draw:frame draw:style-name="fr1" draw:name="Object15" text:anchor-type="as-char" svg:width="2.485cm" svg:height="0.66cm" draw:z-index="12"><draw:object xlink:href="./Object 15" xlink:type="simple" xlink:show="embed" xlink:actuate="onLoad"/><draw:image xlink:href="./ObjectReplacements/Object 15" xlink:type="simple" xlink:show="embed" xlink:actuate="onLoad"/></draw:frame>, where molality <draw:frame draw:style-name="fr1" draw:name="Object28" text:anchor-type="as-char" svg:width="3.046cm" svg:height="1.392cm" draw:z-index="13"><draw:object xlink:href="./Object 28" xlink:type="simple" xlink:show="embed" xlink:actuate="onLoad"/><draw:image xlink:href="./ObjectReplacements/Object 28" xlink:type="simple" xlink:show="embed" xlink:actuate="onLoad"/></draw:frame></text:p>
      <text:p text:style-name="Text_20_body"/>
      <text:p text:style-name="Text_20_body">We have thus <draw:frame draw:style-name="fr1" draw:name="Object6" text:anchor-type="as-char" svg:width="4.295cm" svg:height="1.494cm" draw:z-index="14"><draw:object xlink:href="./Object 8" xlink:type="simple" xlink:show="embed" xlink:actuate="onLoad"/><draw:image xlink:href="./ObjectReplacements/Object 8" xlink:type="simple" xlink:show="embed" xlink:actuate="onLoad"/></draw:frame></text:p>
      <text:p text:style-name="Text_20_body">The equilibrium condition between secondary species <text:span text:style-name="T1">js</text:span> and primary species (<text:span text:style-name="T1">jp</text:span> in {<text:span text:style-name="T1">Pr</text:span>}) comprises two terms, respectively for solvent species (<text:span text:style-name="T1">w</text:span>) and for other primary species,</text:p>
      <text:p text:style-name="Text_20_body"><draw:frame draw:style-name="fr1" draw:name="Object11" text:anchor-type="as-char" svg:width="13.806cm" svg:height="0.834cm" draw:z-index="15"><draw:object xlink:href="./Object 11" xlink:type="simple" xlink:show="embed" xlink:actuate="onLoad"/><draw:image xlink:href="./ObjectReplacements/Object 11" xlink:type="simple" xlink:show="embed" xlink:actuate="onLoad"/></draw:frame></text:p>
      <text:p text:style-name="Text_20_body">or, in terms of mole numbers of aqueous species, <text:span text:style-name="T2">n</text:span><text:span text:style-name="T1">(1:nAq)</text:span>:</text:p>
      <text:p text:style-name="Text_20_body"><draw:frame draw:style-name="fr1" draw:name="Object12" text:anchor-type="as-char" svg:width="14.543cm" svg:height="2.385cm" draw:z-index="16"><draw:object xlink:href="./Object 12" xlink:type="simple" xlink:show="embed" xlink:actuate="onLoad"/><draw:image xlink:href="./ObjectReplacements/Object 12" xlink:type="simple" xlink:show="embed" xlink:actuate="onLoad"/></draw:frame></text:p>
      <text:p text:style-name="Text_20_body">where <text:span text:style-name="T13">Δ</text:span><text:span text:style-name="T1">Ln</text:span><text:span text:style-name="T22">γ</text:span><text:span text:style-name="T8">_</text:span><text:span text:style-name="T5">js</text:span> is the "balance" of activity coefficients in the dissociation reaction of species <text:span text:style-name="T1">js</text:span>: </text:p>
      <text:p text:style-name="Text_20_body"><draw:frame draw:style-name="fr1" draw:name="Object7" text:anchor-type="as-char" svg:width="7.833cm" svg:height="1.023cm" draw:z-index="17"><draw:object xlink:href="./Object 9" xlink:type="simple" xlink:show="embed" xlink:actuate="onLoad"/><draw:image xlink:href="./ObjectReplacements/Object 9" xlink:type="simple" xlink:show="embed" xlink:actuate="onLoad"/></draw:frame></text:p>
      <text:h text:style-name="Heading_20_3" text:outline-level="3">implementation</text:h>
      <text:h text:style-name="Heading_20_4" text:outline-level="4">the system of equations, closed system</text:h>
      <text:p text:style-name="Text_20_body">For the nAq=nC+nAs unknown mole numbers of aqueous species, represented by the array <text:s/>n(1:nAq), we have a system of nC+nAs equations:</text:p>
      <text:p text:style-name="Text_20_body"><text:span text:style-name="T20">▷ </text:span><text:span text:style-name="T10">nC material balance equations</text:span>:</text:p>
      <text:p text:style-name="Text_20_body"><draw:frame draw:style-name="fr1" draw:name="Object16" text:anchor-type="as-char" svg:width="7.512cm" svg:height="0.834cm" draw:z-index="18"><draw:object xlink:href="./Object 16" xlink:type="simple" xlink:show="embed" xlink:actuate="onLoad"/><draw:image xlink:href="./ObjectReplacements/Object 16" xlink:type="simple" xlink:show="embed" xlink:actuate="onLoad"/></draw:frame></text:p>
      <text:p text:style-name="Text_20_body"><text:span text:style-name="T20">▷ </text:span><text:span text:style-name="T10">nAs chemical potential balance equations</text:span>:</text:p>
      <text:p text:style-name="Text_20_body"><draw:frame draw:style-name="fr1" draw:name="Object17" text:anchor-type="as-char" svg:width="12.106cm" svg:height="2.312cm" draw:z-index="19"><draw:object xlink:href="./Object 17" xlink:type="simple" xlink:show="embed" xlink:actuate="onLoad"/><draw:image xlink:href="./ObjectReplacements/Object 17" xlink:type="simple" xlink:show="embed" xlink:actuate="onLoad"/></draw:frame></text:p>
      <text:h text:style-name="Heading_20_4" text:outline-level="4">open system</text:h>
      <text:p text:style-name="Text_20_body">For an open system comprising <text:span text:style-name="T10">nCi</text:span> inert and <text:span text:style-name="T10">nCx</text:span> mobile components (pointing respectively to index set<text:span text:style-name="T9"> {</text:span><text:span text:style-name="T1">Ci</text:span><text:span text:style-name="T9">}</text:span> and set {<text:span text:style-name="T1">Cx</text:span>}, with <text:span text:style-name="T1">nCi +nCx =nC</text:span>), the system of equations is modified as follows:</text:p>
      <text:p text:style-name="Text_20_body"><text:span text:style-name="T20">▷ </text:span><text:span text:style-name="T10">nCi material balance equations</text:span>:</text:p>
      <text:p text:style-name="Text_20_body"><draw:frame draw:style-name="fr1" draw:name="Object19" text:anchor-type="as-char" svg:width="7.174cm" svg:height="0.803cm" draw:z-index="20"><draw:object xlink:href="./Object 19" xlink:type="simple" xlink:show="embed" xlink:actuate="onLoad"/><draw:image xlink:href="./ObjectReplacements/Object 19" xlink:type="simple" xlink:show="embed" xlink:actuate="onLoad"/></draw:frame></text:p>
      <text:p text:style-name="Text_20_body"><text:span text:style-name="T20">▷ </text:span><text:span text:style-name="T10">nAq - nCi potential balance equations</text:span>:</text:p>
      <text:p text:style-name="Text_20_body"><draw:frame draw:style-name="fr1" draw:name="Object18" text:anchor-type="as-char" svg:width="12.381cm" svg:height="3.138cm" draw:z-index="21"><draw:object xlink:href="./Object 18" xlink:type="simple" xlink:show="embed" xlink:actuate="onLoad"/><draw:image xlink:href="./ObjectReplacements/Object 18" xlink:type="simple" xlink:show="embed" xlink:actuate="onLoad"/></draw:frame></text:p>
      <text:p text:style-name="Text_20_body">Thus, for an open system, compared to a closed system with the same number of aqueous species, the number of material balance equations decreases by the number of mobile components, whereas the number of secondary aqueous species, and thus of associated internal constraints on chemical potentials, increases by the same number.</text:p>
      <text:p text:style-name="Text_20_body">For example, if all constraints but on the solvent are potentials of non-aqueous species, the system becomes:</text:p>
      <text:p text:style-name="Text_20_body"><draw:frame draw:style-name="fr1" draw:name="Object20" text:anchor-type="as-char" svg:width="7.01cm" svg:height="0.803cm" draw:z-index="22"><draw:object xlink:href="./Object 20" xlink:type="simple" xlink:show="embed" xlink:actuate="onLoad"/><draw:image xlink:href="./ObjectReplacements/Object 20" xlink:type="simple" xlink:show="embed" xlink:actuate="onLoad"/></draw:frame></text:p>
      <text:p text:style-name="Text_20_body"><draw:frame draw:style-name="fr1" draw:name="Object21" text:anchor-type="as-char" svg:width="8.331cm" svg:height="2.917cm" draw:z-index="23"><draw:object xlink:href="./Object 21" xlink:type="simple" xlink:show="embed" xlink:actuate="onLoad"/><draw:image xlink:href="./ObjectReplacements/Object 21" xlink:type="simple" xlink:show="embed" xlink:actuate="onLoad"/></draw:frame></text:p>
      <text:h text:style-name="Heading_20_4" text:outline-level="4">resolution</text:h>
      <text:p text:style-name="Text_20_body">This system of non-linear equations can be solved for the species' mole numbers, X(:)= <text:span text:style-name="T2">n</text:span><text:span text:style-name="T1">(1:nAq)</text:span>, or for their logarithms, which are homogeneous to the species affinities, the primary variables in the chemical potential equations.</text:p>
      <text:p text:style-name="Text_20_body">When solving the system for X(:)= Ln(<text:span text:style-name="T2">n</text:span><text:span text:style-name="T26">(1:nAq)</text:span>), the equilibrium equations are linear, but the conservation equations become sums of exponential terms, with possibly strong non-linearity.</text:p>
      <text:p text:style-name="Text_20_body">The solvent activity <text:span text:style-name="T1">a</text:span><text:span text:style-name="T5">w</text:span> and the activity coefficients of solutes, <text:span text:style-name="T22">γ</text:span><text:span text:style-name="T8">j</text:span><text:span text:style-name="T1">,</text:span> are functions, generally non-linear, of the composition <text:span text:style-name="T2">n</text:span>. The system is solved by iteration: an internal loop, where the system is solved for Ln(<text:span text:style-name="T2">n</text:span>) with fixed values of the solute activity coefficients and the solvent activity, and an external loop that uses the composition <text:span text:style-name="T2">n</text:span> to update these parameters until convergence is attained between successive estimations of the activities.</text:p>
      <text:p text:style-name="TextSmall">The system is solved first on the Ln(n) array with an arbitrary value of the vΔLn<text:span text:style-name="T21">γ</text:span>(js) (for example zero, corresponding to a highly dilute solution); then the solution Ln(n) is used to compute a new set of ΔLn<text:span text:style-name="T21">γ</text:span>(js) that enters as constant terms in the residual system. The procedure is repeated until convergence on ΔLn<text:span text:style-name="T21">γ</text:span>(js). As a matter of fact, the variation of the mole numbers within the non-linear iteration loop is, especially at beginning, several orders of magnitude higher than the variation observed between successive values of the activity coefficients. The "strategy" of keeping constant, within the solver routine, the entities of second order variations, is also applied to the solvent activity, which is updated together with the activity coefficients.</text:p>
      <text:p text:style-name="Text_20_body">This approach produces, without significant loss in efficiency, a Jacobian matrix whose expression is not specific to the model of activity correction chosen. An important advantage of this approach is to make possible for the user the implementation of a large variety of activity models in the dedicated module, 'outside' the Jacobian. </text:p>
      <text:p text:style-name="Text_20_body">The Jacobian matrix, when the equilibrium equations are not substituted in the conservation equations, with X<text:span text:style-name="T4">i</text:span> = ln(n<text:span text:style-name="T4">i</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
          </table:table-cell>
          <table:table-cell table:style-name="Table1.A1" office:value-type="string">
            <text:p text:style-name="P3">jw</text:p>
          </table:table-cell>
          <table:table-cell table:style-name="Table1.A1" office:value-type="string">
            <text:p text:style-name="P3">jp<text:span text:style-name="T27">≠jw</text:span></text:p>
          </table:table-cell>
          <table:table-cell table:style-name="Table1.D1" office:value-type="string">
            <text:p text:style-name="P3">js</text:p>
          </table:table-cell>
        </table:table-row>
        <table:table-row>
          <table:table-cell table:style-name="Table1.A2" office:value-type="string">
            <text:p text:style-name="P2">Eq[Ci]</text:p>
          </table:table-cell>
          <table:table-cell table:style-name="Table1.B2" office:value-type="string">
            <text:p text:style-name="P2"><draw:frame draw:style-name="fr1" draw:name="Object48" text:anchor-type="as-char" svg:width="1.889cm" svg:height="0.741cm" draw:z-index="24"><draw:object xlink:href="./Object 25" xlink:type="simple" xlink:show="embed" xlink:actuate="onLoad"/><draw:image xlink:href="./ObjectReplacements/Object 25" xlink:type="simple" xlink:show="embed" xlink:actuate="onLoad"/></draw:frame></text:p>
          </table:table-cell>
          <table:table-cell table:style-name="Table1.B2" office:value-type="string">
            <text:p text:style-name="P2"><draw:frame draw:style-name="fr1" draw:name="Object49" text:anchor-type="as-char" svg:width="1.976cm" svg:height="0.741cm" draw:z-index="25"><draw:object xlink:href="./Object 39" xlink:type="simple" xlink:show="embed" xlink:actuate="onLoad"/><draw:image xlink:href="./ObjectReplacements/Object 39" xlink:type="simple" xlink:show="embed" xlink:actuate="onLoad"/></draw:frame></text:p>
          </table:table-cell>
          <table:table-cell table:style-name="Table1.B2" office:value-type="string">
            <text:p text:style-name="P2"><draw:frame draw:style-name="fr1" draw:name="Object50" text:anchor-type="as-char" svg:width="1.916cm" svg:height="0.741cm" draw:z-index="26"><draw:object xlink:href="./Object 40" xlink:type="simple" xlink:show="embed" xlink:actuate="onLoad"/><draw:image xlink:href="./ObjectReplacements/Object 40" xlink:type="simple" xlink:show="embed" xlink:actuate="onLoad"/></draw:frame></text:p>
          </table:table-cell>
        </table:table-row>
        <table:table-row>
          <table:table-cell table:style-name="Table1.A2" office:value-type="string">
            <text:p text:style-name="P2">Eq[As]</text:p>
          </table:table-cell>
          <table:table-cell table:style-name="Table1.B2" office:value-type="string">
            <text:p text:style-name="P2"><draw:frame draw:style-name="fr1" draw:name="Object53" text:anchor-type="as-char" svg:width="3.986cm" svg:height="0.783cm" draw:z-index="27"><draw:object xlink:href="./Object 41" xlink:type="simple" xlink:show="embed" xlink:actuate="onLoad"/><draw:image xlink:href="./ObjectReplacements/Object 41" xlink:type="simple" xlink:show="embed" xlink:actuate="onLoad"/></draw:frame></text:p>
          </table:table-cell>
          <table:table-cell table:style-name="Table1.B2" office:value-type="string">
            <text:p text:style-name="P2"><draw:frame draw:style-name="fr1" draw:name="Object51" text:anchor-type="as-char" svg:width="1.169cm" svg:height="0.721cm" draw:z-index="28"><draw:object xlink:href="./Object 42" xlink:type="simple" xlink:show="embed" xlink:actuate="onLoad"/><draw:image xlink:href="./ObjectReplacements/Object 42" xlink:type="simple" xlink:show="embed" xlink:actuate="onLoad"/></draw:frame></text:p>
          </table:table-cell>
          <table:table-cell table:style-name="Table1.B2" office:value-type="string">
            <text:p text:style-name="P2"><draw:frame draw:style-name="fr1" draw:name="Object52" text:anchor-type="as-char" svg:width="0.397cm" svg:height="0.572cm" draw:z-index="29"><draw:object xlink:href="./Object 43" xlink:type="simple" xlink:show="embed" xlink:actuate="onLoad"/><draw:image xlink:href="./ObjectReplacements/Object 43" xlink:type="simple" xlink:show="embed" xlink:actuate="onLoad"/></draw:frame></text:p>
          </table:table-cell>
        </table:table-row>
      </table:table>
      <text:p text:style-name="Text_20_body"/>
      <text:p text:style-name="Text_20_body">As the module implementing the non-linear system and its Jacobian are clearly separated from the module in charge of the numerical resolution, the latter can be easily changed in order to test the efficiency of different types of numerical schemes. The scheme currently used is a Newton-Raphson iterative algorithm, with a line-search and backtracking method proposed by Kelley (2003). Other methods, implemented in ARXIM, can also be used in lieu of Kelley's Newton-Armijo method, for example methods described by Walker () and by Press et al. (1992). </text:p>
      <text:h text:style-name="Heading_20_3" text:outline-level="3">alternative approach</text:h>
      <text:p text:style-name="Text_20_body">Using primary species as components for material balance, and formulating the system in terms of molalities, the equilibrium conditions can be represented in a rather compact form.</text:p>
      <text:p text:style-name="Text_20_body">The same set of basis species, necessarily including the solvent H<text:span text:style-name="T4">2</text:span>O, is used to describe the stoichiometric relations between species and the formation of secondary species. </text:p>
      <text:p text:style-name="Text_20_body">Working with molalities, there is no equation for the solvent, and material balance equations are written for primary solute species:</text:p>
      <text:p text:style-name="Text_20_body"><draw:frame draw:style-name="fr1" draw:name="Object40" text:anchor-type="as-char" svg:width="6.249cm" svg:height="0.721cm" draw:z-index="30"><draw:object xlink:href="./Object 46" xlink:type="simple" xlink:show="embed" xlink:actuate="onLoad"/><draw:image xlink:href="./ObjectReplacements/Object 46" xlink:type="simple" xlink:show="embed" xlink:actuate="onLoad"/></draw:frame>,</text:p>
      <text:p text:style-name="Text_20_body">where <text:span text:style-name="T1">t</text:span><text:span text:style-name="T5">i</text:span> is the "total molality " of primary species i.</text:p>
      <text:p text:style-name="Text_20_body">Considering the secondary species S forming from basis species {H<text:span text:style-name="T4">2</text:span>O,P} by the reaction</text:p>
      <text:p text:style-name="Text_20_body"><draw:frame draw:style-name="fr1" draw:name="Object39" text:anchor-type="as-char" svg:width="7.675cm" svg:height="0.721cm" draw:z-index="31"><draw:object xlink:href="./Object 45" xlink:type="simple" xlink:show="embed" xlink:actuate="onLoad"/><draw:image xlink:href="./ObjectReplacements/Object 45" xlink:type="simple" xlink:show="embed" xlink:actuate="onLoad"/></draw:frame></text:p>
      <text:p text:style-name="Text_20_body">the corresponding equilibrium condition is</text:p>
      <text:p text:style-name="Text_20_body"><draw:frame draw:style-name="fr1" draw:name="Object25" text:anchor-type="as-char" svg:width="6.622cm" svg:height="0.863cm" draw:z-index="32"><draw:object xlink:href="./Object 44" xlink:type="simple" xlink:show="embed" xlink:actuate="onLoad"/><draw:image xlink:href="./ObjectReplacements/Object 44" xlink:type="simple" xlink:show="embed" xlink:actuate="onLoad"/></draw:frame>,or, with <draw:frame draw:style-name="fr1" draw:name="Object13" text:anchor-type="as-char" svg:width="3.979cm" svg:height="0.81cm" draw:z-index="33"><draw:object xlink:href="./Object 57" xlink:type="simple" xlink:show="embed" xlink:actuate="onLoad"/><draw:image xlink:href="./ObjectReplacements/Object 57" xlink:type="simple" xlink:show="embed" xlink:actuate="onLoad"/></draw:frame> ,</text:p>
      <text:p text:style-name="Text_20_body"><text:s/><draw:frame draw:style-name="fr1" draw:name="Object8" text:anchor-type="as-char" svg:width="3.845cm" svg:height="0.81cm" draw:z-index="34"><draw:object xlink:href="./Object 10" xlink:type="simple" xlink:show="embed" xlink:actuate="onLoad"/><draw:image xlink:href="./ObjectReplacements/Object 10" xlink:type="simple" xlink:show="embed" xlink:actuate="onLoad"/></draw:frame></text:p>
      <text:p text:style-name="Text_20_body">where the "apparent" equilibrium constant includes the activity coefficient product and solvent activity, which will be kept constant within the internal solution procedure.</text:p>
      <text:p text:style-name="Text_20_body">Molalities of secondary species may be substituted directly in the material balance equations, giving a system of reduced size, whose Jacobian is</text:p>
      <text:p text:style-name="Text_20_body"><draw:frame draw:style-name="fr1" draw:name="Object41" text:anchor-type="as-char" svg:width="7.479cm" svg:height="1.378cm" draw:z-index="35"><draw:object xlink:href="./Object 47" xlink:type="simple" xlink:show="embed" xlink:actuate="onLoad"/><draw:image xlink:href="./ObjectReplacements/Object 47" xlink:type="simple" xlink:show="embed" xlink:actuate="onLoad"/></draw:frame>, with <draw:frame draw:style-name="fr1" draw:name="Object42" text:anchor-type="as-char" svg:width="4.062cm" svg:height="0.863cm" draw:z-index="36"><draw:object xlink:href="./Object 48" xlink:type="simple" xlink:show="embed" xlink:actuate="onLoad"/><draw:image xlink:href="./ObjectReplacements/Object 48" xlink:type="simple" xlink:show="embed" xlink:actuate="onLoad"/></draw:frame></text:p>
      <text:p text:style-name="Text_20_body">A condition for the solver to converge is that the primary species are those that actually dominate in the current system, otherwise the equation system is ill conditioned.</text:p>
      <text:p text:style-name="Marginalia">[next: examples of speciation run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style:font-face style:name="Georgia1" svg:font-family="Georgia" style:font-adornments="Normal" style:font-family-generic="roman" style:font-pitch="variable"/>
    <style:font-face style:name="DejaVu Sans" svg:font-family="'DejaVu Sans'" style:font-adornments="Book" style:font-family-generic="swiss"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hatch draw:name="Hatch_20_98" draw:display-name="Hatch 98" draw:style="single" draw:color="#000000" draw:distance="0.006cm" draw:rotation="0"/>
    <draw:hatch draw:name="Hatch_20_99" draw:display-name="Hatch 99" draw:style="single" draw:color="#000000" draw:distance="0.011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8" draw:display-name="Dashed (var) 98" draw:style="rect" draw:dots1="1" draw:dots1-length="0.006cm" draw:dots2="1" draw:dots2-length="0.006cm" draw:distance="0.006cm"/>
    <draw:stroke-dash draw:name="Dashed_20__28_var_29__20_99" draw:display-name="Dashed (var) 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DejaVu Serif"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DejaVu Serif"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left="0.6cm" fo:margin-right="0.6cm" fo:margin-top="0.101cm" fo:margin-bottom="0.101cm" loext:contextual-spacing="false" fo:text-align="justify" style:justify-single-word="false" fo:text-indent="0cm" style:auto-text-indent="false"/>
      <style:text-properties style:font-name="DejaVu Serif1" fo:font-family="'DejaVu Serif'" style:font-style-name="Book" style:font-family-generic="roman" style:font-pitch="variable"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master-page-name="">
      <style:paragraph-properties fo:margin-left="0.6cm" fo:margin-right="0.6cm" fo:text-align="justify" style:justify-single-word="false" fo:text-indent="0cm" style:auto-text-indent="false" style:page-number="auto"/>
      <style:text-properties fo:font-size="10pt" fo:font-style="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fo:break-before="page" fo:padding="0.049cm" fo:border="0.06pt solid #000000"/>
      <style:text-properties style:font-name="DejaVu Serif1" fo:font-family="'DejaVu Serif'" style:font-style-name="Book" style:font-family-generic="roman" style:font-pitch="variable"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e6e6e6" draw:opacity="100%"/>
      <style:paragraph-properties fo:margin-top="0.499cm" fo:margin-bottom="0.199cm" loext:contextual-spacing="false" fo:background-color="#e6e6e6" fo:padding="0.049cm" fo:border-left="none" fo:border-right="none" fo:border-top="0.06pt solid #000000" fo:border-bottom="0.06pt solid #000000" style:shadow="none"/>
      <style:text-properties style:font-name="DejaVu Serif1"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3cm" fo:margin-bottom="0.101cm" loext:contextual-spacing="false" fo:text-indent="0cm" style:auto-text-indent="false" fo:background-color="transparent" style:shadow="none"/>
      <style:text-properties style:font-name="DejaVu Serif1" fo:font-family="'DejaVu Serif'" style:font-style-name="Book" style:font-family-generic="roman" style:font-pitch="variable" fo:font-size="11pt"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6cm" fo:margin-right="0cm" fo:margin-top="0.4cm" fo:margin-bottom="0.101cm" loext:contextual-spacing="false" fo:text-indent="0cm" style:auto-text-indent="false" fo:background-color="transparent" style:shadow="none"/>
      <style:text-properties style:font-name="DejaVu Serif2" fo:font-family="'DejaVu Serif'" style:font-style-name="Italic" style:font-family-generic="roman" style:font-pitch="variable" fo:font-size="11pt" fo:font-style="normal" fo:font-weight="bold" fo:background-color="transparent"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text-indent="0cm" style:auto-text-indent="false"/>
      <style:text-properties style:font-name="Georgia" fo:font-family="Georgia" style:font-style-name="Italique" style:font-family-generic="roman" style:font-pitch="variable" fo:font-size="11pt"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Table" style:family="paragraph" style:parent-style-name="Text_20_body" style:next-style-name="Text_20_body" style:class="text">
      <style:paragraph-properties fo:margin-left="0.6cm" fo:margin-right="0.6cm" fo:margin-top="0cm" fo:margin-bottom="0cm" loext:contextual-spacing="false" fo:text-indent="0cm" style:auto-text-indent="false" fo:padding="0.25cm" fo:border-left="0.99pt solid #800080" fo:border-right="none" fo:border-top="none" fo:border-bottom="none" style:shadow="none"/>
      <style:text-properties style:font-name="DejaVu Serif1" fo:font-family="'DejaVu Serif'" style:font-style-name="Book" style:font-family-generic="roman" style:font-pitch="variable" fo:font-size="11pt"/>
    </style:style>
    <style:style style:name="TextHiLite" style:family="paragraph" style:parent-style-name="Text_20_body" style:next-style-name="Text_20_body" style:class="text">
      <style:paragraph-properties fo:margin-left="1cm" fo:margin-right="0cm" fo:text-indent="0cm" style:auto-text-indent="false"/>
      <style:text-properties fo:font-size="14pt" fo:language="zxx" fo:country="none"/>
    </style:style>
    <style:style style:name="TextInfo" style:family="paragraph" style:parent-style-name="TextTable" style:next-style-name="Text_20_body" style:class="text" style:master-page-name="">
      <loext:graphic-properties draw:fill="none" draw:fill-color="#99ccff"/>
      <style:paragraph-properties fo:margin-left="0.801cm" fo:margin-right="0cm" fo:text-align="start" style:justify-single-word="false" fo:text-indent="0cm" style:auto-text-indent="false" style:page-number="auto" fo:background-color="transparent" fo:padding="0.15cm" fo:border-left="0.99pt solid #800080" fo:border-right="none" fo:border-top="none" fo:border-bottom="none" style:shadow="none"/>
      <style:text-properties style:font-name="Courier New" fo:font-family="'Courier New'" style:font-style-name="Normal" style:font-family-generic="modern" style:font-pitch="fixed" fo:font-size="10pt" fo:language="zxx" fo:country="none"/>
    </style:style>
    <style:style style:name="TextItalic" style:family="paragraph" style:parent-style-name="Text_20_body" style:next-style-name="Text_20_body" style:class="text">
      <style:text-properties fo:font-size="10pt" fo:font-style="italic"/>
    </style:style>
    <style:style style:name="TextARevoir" style:family="paragraph" style:parent-style-name="Text_20_body" style:next-style-name="Text_20_body" style:class="text">
      <loext:graphic-properties draw:fill="none" draw:fill-color="#99ccff"/>
      <style:paragraph-properties fo:background-color="transparent"/>
      <style:text-properties fo:color="#804c19" style:text-line-through-style="none" style:text-line-through-type="none" fo:font-size="11pt" fo:font-style="italic" fo:text-shadow="none"/>
    </style:style>
    <style:style style:name="TextReference" style:family="paragraph" style:parent-style-name="Text_20_body" style:class="text" style:master-page-name="">
      <loext:graphic-properties draw:fill="solid" draw:fill-color="#e6e6e6" draw:opacity="100%"/>
      <style:paragraph-properties style:page-number="auto" fo:background-color="#e6e6e6"/>
      <style:text-properties fo:font-size="10pt"/>
    </style:style>
    <style:style style:name="TextNotabene" style:family="paragraph" style:parent-style-name="Text_20_body" style:next-style-name="Text_20_body" style:class="text">
      <style:paragraph-properties fo:margin-top="0.199cm" fo:margin-bottom="0.199cm" loext:contextual-spacing="false" fo:padding="0.049cm" fo:border-left="none" fo:border-right="none" fo:border-top="2.49pt solid #b3b3b3" fo:border-bottom="2.49pt solid #b3b3b3" style:shadow="none"/>
    </style:style>
    <style:style style:name="TetxTabl2" style:family="paragraph" style:parent-style-name="Text_20_body" style:class="text">
      <style:paragraph-properties fo:margin-left="1cm" fo:margin-right="0cm" fo:margin-top="0cm" fo:margin-bottom="0cm" loext:contextual-spacing="false" fo:text-align="start" style:justify-single-word="false" fo:text-indent="0cm" style:auto-text-indent="false" fo:padding="0.25cm" fo:border-left="0.99pt solid #666699" fo:border-right="none" fo:border-top="none" fo:border-bottom="none" style:shadow="none"/>
      <style:text-properties fo:font-size="11pt" fo:language="en" fo:country="US"/>
    </style:style>
    <style:style style:name="TextSmall" style:family="paragraph" style:parent-style-name="Text_20_body" style:class="text">
      <style:paragraph-properties fo:margin-left="0.6cm" fo:margin-right="0.6cm" fo:text-indent="0cm" style:auto-text-indent="false"/>
      <style:text-properties fo:font-size="9pt"/>
    </style:style>
    <style:style style:name="TextASuppr" style:family="paragraph" style:parent-style-name="TextARevoir" style:class="text">
      <style:text-properties fo:color="#9999ff" style:text-line-through-style="solid" style:text-line-through-type="single" fo:font-size="9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6cm" fo:margin-top="0.3cm" fo:margin-bottom="0cm" loext:contextual-spacing="false" fo:text-indent="0cm" style:auto-text-indent="false">
        <style:tab-stops>
          <style:tab-stop style:position="18.198cm" style:type="right" style:leader-style="dotted" style:leader-text="."/>
        </style:tab-stops>
      </style:paragraph-properties>
    </style:style>
    <style:style style:name="Contents_20_2" style:display-name="Contents 2" style:family="paragraph" style:parent-style-name="Index" style:class="index">
      <style:paragraph-properties fo:margin-left="0.4cm" fo:margin-right="0.6cm" fo:margin-top="0.199cm" fo:margin-bottom="0cm" loext:contextual-spacing="false" fo:text-indent="0cm" style:auto-text-indent="false">
        <style:tab-stops>
          <style:tab-stop style:position="17.699cm" style:type="right" style:leader-style="dotted" style:leader-text="."/>
        </style:tab-stops>
      </style:paragraph-properties>
    </style:style>
    <style:style style:name="Contents_20_3" style:display-name="Contents 3" style:family="paragraph" style:parent-style-name="Index" style:class="index">
      <style:paragraph-properties fo:margin-left="0.6cm" fo:margin-right="0.6cm" fo:text-indent="0cm" style:auto-text-indent="false">
        <style:tab-stops>
          <style:tab-stop style:position="17.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01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799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title>arxim, intro</text:title> - <text:page-number text:select-page="current">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dc:title>arxim, intro</dc:title>
    <meta:creation-date>2016-12-06T12:47:02.964122589</meta:creation-date>
    <meta:editing-cycles>1</meta:editing-cycles>
    <meta:editing-duration>P0D</meta:editing-duration>
    <meta:document-statistic meta:table-count="1" meta:image-count="0" meta:object-count="37" meta:page-count="1" meta:paragraph-count="162" meta:word-count="3197" meta:character-count="20409" meta:non-whitespace-character-count="1710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ub>
          <mi mathvariant="normal">Ψ</mi>
          <mrow>
            <mi mathvariant="normal">i</mi>
            <mo stretchy="false">∈</mo>
            <mi mathvariant="normal">C</mi>
          </mrow>
        </msub>
        <mo stretchy="false">=</mo>
        <mrow>
          <mrow>
            <msub>
              <mo stretchy="false">∑</mo>
              <mrow>
                <mi mathvariant="normal">j</mi>
                <mo stretchy="false">∈</mo>
                <mi>Aq</mi>
              </mrow>
            </msub>
            <mrow>
              <mo fence="true" stretchy="false">(</mo>
              <mrow>
                <mrow>
                  <msubsup>
                    <mi mathvariant="normal">α</mi>
                    <mi mathvariant="normal">i</mi>
                    <mi mathvariant="normal">j</mi>
                  </msubsup>
                  <mi mathvariant="normal">.</mi>
                  <mstyle mathvariant="bold">
                    <msub>
                      <mi mathvariant="normal">n</mi>
                      <mi mathvariant="normal">j</mi>
                    </msub>
                  </mstyle>
                </mrow>
              </mrow>
              <mo fence="true" stretchy="false">)</mo>
            </mrow>
          </mrow>
          <mo stretchy="false">−</mo>
          <mstyle mathvariant="bold">
            <msub>
              <mi mathvariant="normal">b</mi>
              <mi mathvariant="normal">i</mi>
            </msub>
          </mstyle>
        </mrow>
      </mrow>
      <mrow>
        <mtext> </mtext>
        <mo stretchy="false">=</mo>
        <mtext> </mtext>
      </mrow>
      <mn>0</mn>
    </mrow>
    <annotation encoding="StarMath 5.0">%PSI_{i in C} =
sum _{j in Aq}
(%alpha_i^j  . bold n_j) - bold b_i
" " = " " 0</annotation>
  </semantics>
</math>
</file>

<file path=Object 10/content.xml><?xml version="1.0" encoding="utf-8"?>
<!DOCTYPE math  PUBLIC '-//OpenOffice.org//DTD Modified W3C MathML 1.01//EN'  'math.dtd'>
<math:math xmlns:math="http://www.w3.org/1998/Math/MathML">
  <math:semantics>
    <math:mrow>
      <math:mrow>
        <math:msub>
          <math:mi math:fontstyle="normal">m</math:mi>
          <math:mi math:fontstyle="normal">j</math:mi>
        </math:msub>
        <math:mo math:stretchy="false">=</math:mo>
        <math:msubsup>
          <math:mi math:fontstyle="normal">K</math:mi>
          <math:mi math:fontstyle="normal">j</math:mi>
          <math:mi>app</math:mi>
        </math:msubsup>
      </math:mrow>
      <math:mrow>
        <math:msub>
          <math:mo math:stretchy="false">∏</math:mo>
          <math:mi math:fontstyle="normal">i</math:mi>
        </math:msub>
        <math:msup>
          <math:msub>
            <math:mi math:fontstyle="normal">m</math:mi>
            <math:mi math:fontstyle="normal">i</math:mi>
          </math:msub>
          <math:msubsup>
            <math:mo math:stretchy="false">ν</math:mo>
            <math:mi math:fontstyle="normal">j</math:mi>
            <math:mi math:fontstyle="normal">i</math:mi>
          </math:msubsup>
        </math:msup>
      </math:mrow>
    </math:mrow>
    <math:annotation math:encoding="StarMath 5.0">m_j = K_j^app prod_i {m_i}^{%nu_j^i}</math:annotation>
  </math:semantics>
</math:math>
</file>

<file path=Object 11/content.xml><?xml version="1.0" encoding="utf-8"?>
<!DOCTYPE math  PUBLIC '-//OpenOffice.org//DTD Modified W3C MathML 1.01//EN'  'math.dtd'>
<math:math xmlns:math="http://www.w3.org/1998/Math/MathML">
  <math:semantics>
    <math:mrow>
      <math:mrow>
        <math:msub>
          <math:mo math:stretchy="false">Ψ</math:mo>
          <math:mi>js</math:mi>
        </math:msub>
        <math:mo math:stretchy="false">=</math:mo>
        <math:mtext>  </math:mtext>
      </math:mrow>
      <math:msubsup>
        <math:mo math:stretchy="false">ν</math:mo>
        <math:mi>js</math:mi>
        <math:mi math:fontstyle="normal">w</math:mi>
      </math:msubsup>
      <math:mi math:fontstyle="normal">.</math:mi>
      <math:mi>ln</math:mi>
      <math:mrow>
        <math:mrow>
          <math:mstyle math:fontweight="bold">
            <math:mrow>
              <math:msub>
                <math:mi math:fontstyle="normal">a</math:mi>
                <math:mi math:fontstyle="normal">w</math:mi>
              </math:msub>
            </math:mrow>
          </math:mstyle>
          <math:mo math:stretchy="false">+</math:mo>
          <math:mrow>
            <math:msub>
              <math:mo math:stretchy="false">∑</math:mo>
              <math:mrow>
                <math:mi>jp</math:mi>
                <math:mo math:stretchy="false">∈</math:mo>
                <math:mrow>
                  <math:mi>Pr</math:mi>
                  <math:mo math:stretchy="false">/</math:mo>
                  <math:mi math:fontstyle="normal">w</math:mi>
                </math:mrow>
              </math:mrow>
            </math:msub>
            <math:mrow>
              <math:mo math:stretchy="false">(</math:mo>
              <math:mrow>
                <math:msubsup>
                  <math:mo math:stretchy="false">ν</math:mo>
                  <math:mi>js</math:mi>
                  <math:mi>jp</math:mi>
                </math:msubsup>
                <math:mi math:fontstyle="normal">.</math:mi>
                <math:mi>ln</math:mi>
                <math:mstyle math:fontweight="bold">
                  <math:mrow>
                    <math:msub>
                      <math:mi math:fontstyle="normal">a</math:mi>
                      <math:mi>jp</math:mi>
                    </math:msub>
                  </math:mrow>
                </math:mstyle>
              </math:mrow>
              <math:mo math:stretchy="false">)</math:mo>
            </math:mrow>
          </math:mrow>
        </math:mrow>
        <math:mo math:stretchy="false">−</math:mo>
        <math:mi>ln</math:mi>
      </math:mrow>
      <math:mrow>
        <math:mstyle math:fontweight="bold">
          <math:mrow>
            <math:msub>
              <math:mi math:fontstyle="normal">a</math:mi>
              <math:mi>js</math:mi>
            </math:msub>
          </math:mrow>
        </math:mstyle>
        <math:mo math:stretchy="false">+</math:mo>
        <math:mo math:stretchy="false">Δ</math:mo>
      </math:mrow>
      <math:mi math:fontstyle="normal">G</math:mi>
      <math:msub>
        <math:mi math:fontstyle="normal">°</math:mi>
        <math:mi>js</math:mi>
      </math:msub>
      <math:mrow>
        <math:mtext>  </math:mtext>
        <math:mo math:stretchy="false">=</math:mo>
        <math:mn>0</math:mn>
      </math:mrow>
    </math:mrow>
    <math:annotation math:encoding="StarMath 5.0">%PSI_js = "  "
%nu_js^w . ln bold a_w 
+ sum_{jp in Pr/w} (%nu_js^jp . ln bold a_jp)  
- ln bold a_{js} + %DELTA G°_{js} "  "= 0</math:annotation>
  </math:semantics>
</math:math>
</file>

<file path=Object 12/content.xml><?xml version="1.0" encoding="utf-8"?>
<!DOCTYPE math  PUBLIC '-//OpenOffice.org//DTD Modified W3C MathML 1.01//EN'  'math.dtd'>
<math:math xmlns:math="http://www.w3.org/1998/Math/MathML">
  <math:semantics>
    <math:mtable>
      <math:mtr>
        <math:mrow>
          <math:mrow>
            <math:msub>
              <math:mo math:stretchy="false">Ψ</math:mo>
              <math:mi>js</math:mi>
            </math:msub>
            <math:mtext> = 0 = </math:mtext>
          </math:mrow>
        </math:mrow>
      </math:mtr>
      <math:mtr>
        <math:mrow>
          <math:mrow>
            <math:mtext>    </math:mtext>
            <math:mrow>
              <math:mrow>
                <math:msub>
                  <math:mo math:stretchy="false">∑</math:mo>
                  <math:mrow>
                    <math:mi>jp</math:mi>
                    <math:mo math:stretchy="false">∈</math:mo>
                    <math:mrow>
                      <math:mi>Pr</math:mi>
                      <math:mo math:stretchy="false">/</math:mo>
                      <math:mi math:fontstyle="normal">w</math:mi>
                    </math:mrow>
                  </math:mrow>
                </math:msub>
                <math:mrow>
                  <math:mo math:stretchy="false">(</math:mo>
                  <math:mrow>
                    <math:msubsup>
                      <math:mo math:stretchy="false">ν</math:mo>
                      <math:mi>js</math:mi>
                      <math:mi>jp</math:mi>
                    </math:msubsup>
                    <math:mi math:fontstyle="normal">.</math:mi>
                    <math:mi>ln</math:mi>
                    <math:mstyle math:fontweight="bold">
                      <math:mrow>
                        <math:msub>
                          <math:mi math:fontstyle="normal">n</math:mi>
                          <math:mi>jp</math:mi>
                        </math:msub>
                      </math:mrow>
                    </math:mstyle>
                  </math:mrow>
                  <math:mo math:stretchy="false">)</math:mo>
                </math:mrow>
              </math:mrow>
              <math:mo math:stretchy="false">−</math:mo>
              <math:mi>ln</math:mi>
            </math:mrow>
            <math:mrow>
              <math:mstyle math:fontweight="bold">
                <math:mrow>
                  <math:msub>
                    <math:mi math:fontstyle="normal">n</math:mi>
                    <math:mi>js</math:mi>
                  </math:msub>
                </math:mrow>
              </math:mstyle>
              <math:mo math:stretchy="false">−</math:mo>
              <math:mrow>
                <math:mo math:stretchy="false">[</math:mo>
                <math:mrow>
                  <math:mrow>
                    <math:msub>
                      <math:mo math:stretchy="false">∑</math:mo>
                      <math:mrow>
                        <math:mi>jp</math:mi>
                        <math:mo math:stretchy="false">∈</math:mo>
                        <math:mrow>
                          <math:mi>Pr</math:mi>
                          <math:mo math:stretchy="false">/</math:mo>
                          <math:mi math:fontstyle="normal">w</math:mi>
                        </math:mrow>
                      </math:mrow>
                    </math:msub>
                    <math:msubsup>
                      <math:mo math:stretchy="false">ν</math:mo>
                      <math:mi>js</math:mi>
                      <math:mi>jp</math:mi>
                    </math:msubsup>
                  </math:mrow>
                  <math:mo math:stretchy="false">−</math:mo>
                  <math:mn>1</math:mn>
                </math:mrow>
                <math:mo math:stretchy="false">]</math:mo>
              </math:mrow>
            </math:mrow>
            <math:mi math:fontstyle="normal">.</math:mi>
            <math:mi>ln</math:mi>
            <math:mrow>
              <math:mo math:stretchy="false">(</math:mo>
              <math:mrow>
                <math:mstyle math:fontweight="bold">
                  <math:mrow>
                    <math:msub>
                      <math:mi math:fontstyle="normal">n</math:mi>
                      <math:mi math:fontstyle="normal">w</math:mi>
                    </math:msub>
                  </math:mrow>
                </math:mstyle>
                <math:msub>
                  <math:mi math:fontstyle="normal">M</math:mi>
                  <math:mi math:fontstyle="normal">w</math:mi>
                </math:msub>
              </math:mrow>
              <math:mo math:stretchy="false">)</math:mo>
            </math:mrow>
          </math:mrow>
        </math:mrow>
      </math:mtr>
      <math:mtr>
        <math:mrow>
          <math:mrow>
            <math:mrow>
              <math:mtext>     </math:mtext>
              <math:mo math:stretchy="false">+</math:mo>
              <math:msubsup>
                <math:mo math:stretchy="false">ν</math:mo>
                <math:mi>js</math:mi>
                <math:mi math:fontstyle="normal">w</math:mi>
              </math:msubsup>
            </math:mrow>
            <math:mi math:fontstyle="normal">.</math:mi>
            <math:mi>ln</math:mi>
            <math:mrow>
              <math:msub>
                <math:mi math:fontstyle="normal">a</math:mi>
                <math:mi math:fontstyle="normal">w</math:mi>
              </math:msub>
              <math:mo math:stretchy="false">+</math:mo>
              <math:mo math:stretchy="false">Δ</math:mo>
            </math:mrow>
            <math:mi>ln</math:mi>
            <math:mrow>
              <math:msub>
                <math:mo math:stretchy="false">γ</math:mo>
                <math:mi>js</math:mi>
              </math:msub>
              <math:mo math:stretchy="false">+</math:mo>
              <math:mo math:stretchy="false">Δ</math:mo>
            </math:mrow>
            <math:mi math:fontstyle="normal">G</math:mi>
            <math:msub>
              <math:mi math:fontstyle="normal">°</math:mi>
              <math:mi>js</math:mi>
            </math:msub>
            <math:mtext>  = 0</math:mtext>
          </math:mrow>
        </math:mrow>
      </math:mtr>
    </math:mtable>
    <math:annotation math:encoding="StarMath 5.0">alignl
%PSI_js " = 0 = " 
newline alignl "    "
sum_{jp in Pr/w} (%nu_js^jp . ln bold n_jp)
- ln bold n_{js} 
- [sum_{jp in Pr/w}  %nu_js^jp - 1] 
. ln (bold n_w M_w) 
newline alignl "     "
+ %nu_js^w . ln a_w 
+ %DELTA ln %gamma_js + %DELTA G°_js 
"  = 0"</math:annotation>
  </math:semantics>
</math:math>
</file>

<file path=Object 14/content.xml><?xml version="1.0" encoding="utf-8"?>
<!DOCTYPE math  PUBLIC '-//OpenOffice.org//DTD Modified W3C MathML 1.01//EN'  'math.dtd'>
<math:math xmlns:math="http://www.w3.org/1998/Math/MathML">
  <math:semantics>
    <math:mrow>
      <math:mrow>
        <math:msub>
          <math:mo math:stretchy="false">μ</math:mo>
          <math:mi math:fontstyle="normal">j</math:mi>
        </math:msub>
        <math:mo math:stretchy="false">=</math:mo>
        <math:mrow>
          <math:msubsup>
            <math:mo math:stretchy="false">μ</math:mo>
            <math:mi math:fontstyle="normal">j</math:mi>
            <math:mn>0</math:mn>
          </math:msubsup>
          <math:mo math:stretchy="false">+</math:mo>
          <math:mi>ln</math:mi>
        </math:mrow>
      </math:mrow>
      <math:msub>
        <math:mi math:fontstyle="normal">a</math:mi>
        <math:mi math:fontstyle="normal">j</math:mi>
      </math:msub>
    </math:mrow>
    <math:annotation math:encoding="StarMath 5.0">%mu_j = %mu_j^0 + ln a_j</math:annotation>
  </math:semantics>
</math:math>
</file>

<file path=Object 15/content.xml><?xml version="1.0" encoding="utf-8"?>
<!DOCTYPE math  PUBLIC '-//OpenOffice.org//DTD Modified W3C MathML 1.01//EN'  'math.dtd'>
<math:math xmlns:math="http://www.w3.org/1998/Math/MathML">
  <math:semantics>
    <math:mrow>
      <math:mrow>
        <math:msub>
          <math:mi>a</math:mi>
          <math:mi>j</math:mi>
        </math:msub>
        <math:mo math:stretchy="false">=</math:mo>
        <math:msub>
          <math:mi>m</math:mi>
          <math:mi>j</math:mi>
        </math:msub>
      </math:mrow>
      <math:mi>.</math:mi>
      <math:msub>
        <math:mo math:stretchy="false">γ</math:mo>
        <math:mi>j</math:mi>
      </math:msub>
    </math:mrow>
    <math:annotation math:encoding="StarMath 5.0">a_j = m_j . %gamma_j</math:annotation>
  </math:semantics>
</math:math>
</file>

<file path=Object 16/content.xml><?xml version="1.0" encoding="utf-8"?>
<!DOCTYPE math  PUBLIC '-//OpenOffice.org//DTD Modified W3C MathML 1.01//EN'  'math.dtd'>
<math:math xmlns:math="http://www.w3.org/1998/Math/MathML">
  <math:semantics>
    <math:mrow>
      <math:msub>
        <math:mo math:stretchy="false">Ψ</math:mo>
        <math:mrow>
          <math:mi math:fontstyle="normal">i</math:mi>
          <math:mo math:stretchy="false">∈</math:mo>
          <math:mi math:fontstyle="normal">C</math:mi>
        </math:mrow>
      </math:msub>
      <math:mtext> = 0 =  </math:mtext>
      <math:mrow>
        <math:msub>
          <math:mo math:stretchy="false">∑</math:mo>
          <math:mrow>
            <math:mi math:fontstyle="normal">j</math:mi>
            <math:mo math:stretchy="false">∈</math:mo>
            <math:mi>Aq</math:mi>
          </math:mrow>
        </math:msub>
        <math:mrow>
          <math:msubsup>
            <math:mo math:stretchy="false">α</math:mo>
            <math:mi math:fontstyle="normal">i</math:mi>
            <math:mi math:fontstyle="normal">j</math:mi>
          </math:msubsup>
          <math:mi math:fontstyle="normal">.</math:mi>
          <math:mstyle math:fontweight="bold">
            <math:mrow>
              <math:msub>
                <math:mi math:fontstyle="normal">n</math:mi>
                <math:mi math:fontstyle="normal">j</math:mi>
              </math:msub>
            </math:mrow>
          </math:mstyle>
        </math:mrow>
      </math:mrow>
      <math:mrow>
        <math:mtext>  </math:mtext>
        <math:mo math:stretchy="false">−</math:mo>
        <math:mstyle math:fontweight="bold">
          <math:mrow>
            <math:msub>
              <math:mi math:fontstyle="normal">b</math:mi>
              <math:mi math:fontstyle="normal">i</math:mi>
            </math:msub>
          </math:mrow>
        </math:mstyle>
      </math:mrow>
    </math:mrow>
    <math:annotation math:encoding="StarMath 5.0">%PSI_{i in C}" = 0 =  " 
sum _{j in Aq}
{%alpha_i^j  . bold n_j} "  " - bold b_i</math:annotation>
  </math:semantics>
</math:math>
</file>

<file path=Object 17/content.xml><?xml version="1.0" encoding="utf-8"?>
<!DOCTYPE math  PUBLIC '-//OpenOffice.org//DTD Modified W3C MathML 1.01//EN'  'math.dtd'>
<math:math xmlns:math="http://www.w3.org/1998/Math/MathML">
  <math:semantics>
    <math:mtable>
      <math:mtr>
        <math:mrow>
          <math:mrow>
            <math:msub>
              <math:mo math:stretchy="false">Ψ</math:mo>
              <math:mrow>
                <math:mi>js</math:mi>
                <math:mo math:stretchy="false">∈</math:mo>
                <math:mi>As</math:mi>
              </math:mrow>
            </math:msub>
            <math:mtext> = 0 =  </math:mtext>
          </math:mrow>
        </math:mrow>
      </math:mtr>
      <math:mtr>
        <math:mrow>
          <math:mrow>
            <math:mtext>    </math:mtext>
            <math:msubsup>
              <math:mo math:stretchy="false">ν</math:mo>
              <math:mi>js</math:mi>
              <math:mi math:fontstyle="normal">w</math:mi>
            </math:msubsup>
            <math:mi math:fontstyle="normal">.</math:mi>
            <math:mi>ln</math:mi>
            <math:mrow>
              <math:mrow>
                <math:msub>
                  <math:mi math:fontstyle="normal">a</math:mi>
                  <math:mi math:fontstyle="normal">w</math:mi>
                </math:msub>
                <math:mo math:stretchy="false">+</math:mo>
                <math:mrow>
                  <math:msub>
                    <math:mo math:stretchy="false">∑</math:mo>
                    <math:mrow>
                      <math:mi>jp</math:mi>
                      <math:mo math:stretchy="false">∈</math:mo>
                      <math:mrow>
                        <math:mi>Pr</math:mi>
                        <math:mo math:stretchy="false">/</math:mo>
                        <math:mi math:fontstyle="normal">w</math:mi>
                      </math:mrow>
                    </math:mrow>
                  </math:msub>
                  <math:mrow>
                    <math:mo math:stretchy="false">(</math:mo>
                    <math:mrow>
                      <math:msubsup>
                        <math:mo math:stretchy="false">ν</math:mo>
                        <math:mi>js</math:mi>
                        <math:mi>jp</math:mi>
                      </math:msubsup>
                      <math:mi math:fontstyle="normal">.</math:mi>
                      <math:mi>ln</math:mi>
                      <math:mstyle math:fontweight="bold">
                        <math:mrow>
                          <math:msub>
                            <math:mi math:fontstyle="normal">n</math:mi>
                            <math:mi>jp</math:mi>
                          </math:msub>
                        </math:mrow>
                      </math:mstyle>
                    </math:mrow>
                    <math:mo math:stretchy="false">)</math:mo>
                  </math:mrow>
                </math:mrow>
              </math:mrow>
              <math:mo math:stretchy="false">−</math:mo>
              <math:mi>ln</math:mi>
            </math:mrow>
            <math:mstyle math:fontweight="bold">
              <math:mrow>
                <math:msub>
                  <math:mi math:fontstyle="normal">n</math:mi>
                  <math:mi>js</math:mi>
                </math:msub>
              </math:mrow>
            </math:mstyle>
          </math:mrow>
        </math:mrow>
      </math:mtr>
      <math:mtr>
        <math:mrow>
          <math:mrow>
            <math:mrow>
              <math:mtext>    </math:mtext>
              <math:mo math:stretchy="false">−</math:mo>
              <math:mrow>
                <math:mo math:stretchy="false">[</math:mo>
                <math:mrow>
                  <math:mrow>
                    <math:msub>
                      <math:mo math:stretchy="false">∑</math:mo>
                      <math:mrow>
                        <math:mi>jp</math:mi>
                        <math:mo math:stretchy="false">∈</math:mo>
                        <math:mrow>
                          <math:mi>Pr</math:mi>
                          <math:mo math:stretchy="false">/</math:mo>
                          <math:mi math:fontstyle="normal">w</math:mi>
                        </math:mrow>
                      </math:mrow>
                    </math:msub>
                    <math:msubsup>
                      <math:mo math:stretchy="false">ν</math:mo>
                      <math:mi>js</math:mi>
                      <math:mi>jp</math:mi>
                    </math:msubsup>
                  </math:mrow>
                  <math:mo math:stretchy="false">−</math:mo>
                  <math:mn>1</math:mn>
                </math:mrow>
                <math:mo math:stretchy="false">]</math:mo>
              </math:mrow>
            </math:mrow>
            <math:mi math:fontstyle="normal">.</math:mi>
            <math:mrow>
              <math:mrow>
                <math:mo math:stretchy="false">(</math:mo>
                <math:mrow>
                  <math:mi>ln</math:mi>
                  <math:mrow>
                    <math:mstyle math:fontweight="bold">
                      <math:mrow>
                        <math:msub>
                          <math:mi math:fontstyle="normal">n</math:mi>
                          <math:mi math:fontstyle="normal">w</math:mi>
                        </math:msub>
                      </math:mrow>
                    </math:mstyle>
                    <math:mo math:stretchy="false">+</math:mo>
                    <math:mi>ln</math:mi>
                  </math:mrow>
                  <math:msub>
                    <math:mi math:fontstyle="normal">M</math:mi>
                    <math:mi math:fontstyle="normal">w</math:mi>
                  </math:msub>
                </math:mrow>
                <math:mo math:stretchy="false">)</math:mo>
              </math:mrow>
              <math:mo math:stretchy="false">+</math:mo>
              <math:mo math:stretchy="false">Δ</math:mo>
            </math:mrow>
            <math:mi>ln</math:mi>
            <math:mrow>
              <math:msub>
                <math:mo math:stretchy="false">γ</math:mo>
                <math:mi>js</math:mi>
              </math:msub>
              <math:mo math:stretchy="false">+</math:mo>
              <math:mo math:stretchy="false">Δ</math:mo>
            </math:mrow>
            <math:msubsup>
              <math:mi math:fontstyle="normal">G</math:mi>
              <math:mi>js</math:mi>
              <math:mn>0</math:mn>
            </math:msubsup>
          </math:mrow>
        </math:mrow>
      </math:mtr>
    </math:mtable>
    <math:annotation math:encoding="StarMath 5.0">alignl %PSI_{js in As} " = 0 =  "
newline alignl "    "
%nu_js^w . ln a_w
+ sum  _{jp in Pr/w} (%nu_js^jp . ln bold n_jp) 
- ln bold n_js
newline alignl "    "
- [sum_{jp in Pr/w}  %nu_js^jp - 1] 
. (ln bold {n_w} + ln M_w) 

+ %DELTA ln %gamma_js + %DELTA G^0_js </math:annotation>
  </math:semantics>
</math:math>
</file>

<file path=Object 18/content.xml><?xml version="1.0" encoding="utf-8"?>
<!DOCTYPE math  PUBLIC '-//OpenOffice.org//DTD Modified W3C MathML 1.01//EN'  'math.dtd'>
<math:math xmlns:math="http://www.w3.org/1998/Math/MathML">
  <math:semantics>
    <math:mtable>
      <math:mtr>
        <math:mrow>
          <math:mrow>
            <math:msub>
              <math:mo math:stretchy="false">Ψ</math:mo>
              <math:mrow>
                <math:mi>js</math:mi>
                <math:mo math:stretchy="false">∈</math:mo>
                <math:mi>As</math:mi>
              </math:mrow>
            </math:msub>
            <math:mtext> = 0 =  </math:mtext>
          </math:mrow>
        </math:mrow>
      </math:mtr>
      <math:mtr>
        <math:mrow>
          <math:mrow>
            <math:mtext>    </math:mtext>
            <math:msubsup>
              <math:mo math:stretchy="false">ν</math:mo>
              <math:mi>js</math:mi>
              <math:mi math:fontstyle="normal">w</math:mi>
            </math:msubsup>
            <math:mi math:fontstyle="normal">.</math:mi>
            <math:mi>ln</math:mi>
            <math:mrow>
              <math:mrow>
                <math:mstyle math:fontweight="bold">
                  <math:mrow>
                    <math:msub>
                      <math:mi math:fontstyle="normal">a</math:mi>
                      <math:mi math:fontstyle="normal">w</math:mi>
                    </math:msub>
                  </math:mrow>
                </math:mstyle>
                <math:mo math:stretchy="false">+</math:mo>
                <math:mrow>
                  <math:msub>
                    <math:mo math:stretchy="false">∑</math:mo>
                    <math:mrow>
                      <math:mi>jp</math:mi>
                      <math:mo math:stretchy="false">∈</math:mo>
                      <math:mrow>
                        <math:mi>Ci</math:mi>
                        <math:mo math:stretchy="false">/</math:mo>
                        <math:mi math:fontstyle="normal">w</math:mi>
                      </math:mrow>
                    </math:mrow>
                  </math:msub>
                  <math:mrow>
                    <math:mo math:stretchy="false">(</math:mo>
                    <math:mrow>
                      <math:msubsup>
                        <math:mo math:stretchy="false">ν</math:mo>
                        <math:mi>js</math:mi>
                        <math:mi>jp</math:mi>
                      </math:msubsup>
                      <math:mi math:fontstyle="normal">.</math:mi>
                      <math:mi>ln</math:mi>
                      <math:mstyle math:fontweight="bold">
                        <math:mrow>
                          <math:msub>
                            <math:mi math:fontstyle="normal">n</math:mi>
                            <math:mi>jp</math:mi>
                          </math:msub>
                        </math:mrow>
                      </math:mstyle>
                    </math:mrow>
                    <math:mo math:stretchy="false">)</math:mo>
                  </math:mrow>
                </math:mrow>
              </math:mrow>
              <math:mo math:stretchy="false">−</math:mo>
              <math:mi>ln</math:mi>
            </math:mrow>
            <math:mstyle math:fontweight="bold">
              <math:mrow>
                <math:msub>
                  <math:mi math:fontstyle="normal">n</math:mi>
                  <math:mi>js</math:mi>
                </math:msub>
              </math:mrow>
            </math:mstyle>
          </math:mrow>
        </math:mrow>
      </math:mtr>
      <math:mtr>
        <math:mrow>
          <math:mrow>
            <math:mrow>
              <math:mtext>    </math:mtext>
              <math:mo math:stretchy="false">−</math:mo>
              <math:mrow>
                <math:mo math:stretchy="false">[</math:mo>
                <math:mrow>
                  <math:mrow>
                    <math:msub>
                      <math:mo math:stretchy="false">∑</math:mo>
                      <math:mrow>
                        <math:mi>jp</math:mi>
                        <math:mo math:stretchy="false">∈</math:mo>
                        <math:mrow>
                          <math:mi>Ci</math:mi>
                          <math:mo math:stretchy="false">/</math:mo>
                          <math:mi math:fontstyle="normal">w</math:mi>
                        </math:mrow>
                      </math:mrow>
                    </math:msub>
                    <math:msubsup>
                      <math:mo math:stretchy="false">ν</math:mo>
                      <math:mi>js</math:mi>
                      <math:mi>jp</math:mi>
                    </math:msubsup>
                  </math:mrow>
                  <math:mo math:stretchy="false">−</math:mo>
                  <math:mn>1</math:mn>
                </math:mrow>
                <math:mo math:stretchy="false">]</math:mo>
              </math:mrow>
            </math:mrow>
            <math:mi math:fontstyle="normal">.</math:mi>
            <math:mrow>
              <math:mrow>
                <math:mo math:stretchy="false">(</math:mo>
                <math:mrow>
                  <math:mi>ln</math:mi>
                  <math:mrow>
                    <math:mstyle math:fontweight="bold">
                      <math:mrow>
                        <math:msub>
                          <math:mi math:fontstyle="normal">n</math:mi>
                          <math:mi math:fontstyle="normal">w</math:mi>
                        </math:msub>
                      </math:mrow>
                    </math:mstyle>
                    <math:mo math:stretchy="false">+</math:mo>
                    <math:mi>ln</math:mi>
                  </math:mrow>
                  <math:msub>
                    <math:mi math:fontstyle="normal">M</math:mi>
                    <math:mi math:fontstyle="normal">w</math:mi>
                  </math:msub>
                </math:mrow>
                <math:mo math:stretchy="false">)</math:mo>
              </math:mrow>
              <math:mo math:stretchy="false">+</math:mo>
              <math:mo math:stretchy="false">Δ</math:mo>
            </math:mrow>
            <math:mi>ln</math:mi>
            <math:mrow>
              <math:msub>
                <math:mo math:stretchy="false">γ</math:mo>
                <math:mi>js</math:mi>
              </math:msub>
              <math:mo math:stretchy="false">+</math:mo>
              <math:mo math:stretchy="false">Δ</math:mo>
            </math:mrow>
            <math:mi math:fontstyle="normal">G</math:mi>
            <math:msub>
              <math:mi math:fontstyle="normal">°</math:mi>
              <math:mi>js</math:mi>
            </math:msub>
          </math:mrow>
        </math:mrow>
      </math:mtr>
      <math:mtr>
        <math:mrow>
          <math:mrow>
            <math:mtext>    </math:mtext>
            <math:mo math:stretchy="false">+</math:mo>
            <math:mrow>
              <math:msub>
                <math:mo math:stretchy="false">∑</math:mo>
                <math:mrow>
                  <math:mi>jp</math:mi>
                  <math:mo math:stretchy="false">∈</math:mo>
                  <math:mi>Cx</math:mi>
                </math:mrow>
              </math:msub>
              <math:mrow>
                <math:mo math:stretchy="false">(</math:mo>
                <math:mrow>
                  <math:msubsup>
                    <math:mo math:stretchy="false">ν</math:mo>
                    <math:mi>js</math:mi>
                    <math:mi>jp</math:mi>
                  </math:msubsup>
                  <math:mi math:fontstyle="normal">.</math:mi>
                  <math:mi>ln</math:mi>
                  <math:msub>
                    <math:mi math:fontstyle="normal">a</math:mi>
                    <math:mi>jp</math:mi>
                  </math:msub>
                </math:mrow>
                <math:mo math:stretchy="false">)</math:mo>
              </math:mrow>
            </math:mrow>
          </math:mrow>
        </math:mrow>
      </math:mtr>
    </math:mtable>
    <math:annotation math:encoding="StarMath 5.0">alignl
%PSI _{js in As} " = 0 =  "
newline alignl "    "
%nu_js^w . ln bold a_w
+ sum _{jp in Ci/w} (%nu_js^jp . ln bold n_jp) 
- ln bold n_js  
newline alignl "    "
- [sum _{jp in Ci/w}  %nu_js^jp - 1] 
. (ln bold {n_w} + ln M_w) 
+ %DELTA ln %gamma_js  + %DELTA G°_js
newline alignl "    "
+ sum _{jp in Cx} 
(%nu_js^jp . ln a_jp)</math:annotation>
  </math:semantics>
</math:math>
</file>

<file path=Object 19/content.xml><?xml version="1.0" encoding="utf-8"?>
<!DOCTYPE math  PUBLIC '-//OpenOffice.org//DTD Modified W3C MathML 1.01//EN'  'math.dtd'>
<math:math xmlns:math="http://www.w3.org/1998/Math/MathML">
  <math:semantics>
    <math:mrow>
      <math:msub>
        <math:mo math:stretchy="false">Ψ</math:mo>
        <math:mrow>
          <math:mi math:fontstyle="normal">i</math:mi>
          <math:mo math:stretchy="false">∈</math:mo>
          <math:mi>Ci</math:mi>
        </math:mrow>
      </math:msub>
      <math:mtext> = 0 = </math:mtext>
      <math:mrow>
        <math:msub>
          <math:mo math:stretchy="false">∑</math:mo>
          <math:mrow>
            <math:mi math:fontstyle="normal">j</math:mi>
            <math:mo math:stretchy="false">∈</math:mo>
            <math:mi>Aq</math:mi>
          </math:mrow>
        </math:msub>
        <math:mrow>
          <math:msubsup>
            <math:mo math:stretchy="false">α</math:mo>
            <math:mi math:fontstyle="normal">i</math:mi>
            <math:mi math:fontstyle="normal">j</math:mi>
          </math:msubsup>
          <math:mi math:fontstyle="normal">.</math:mi>
          <math:mstyle math:fontweight="bold">
            <math:mrow>
              <math:msub>
                <math:mi math:fontstyle="normal">n</math:mi>
                <math:mi math:fontstyle="normal">j</math:mi>
              </math:msub>
            </math:mrow>
          </math:mstyle>
        </math:mrow>
      </math:mrow>
      <math:mrow>
        <math:mtext>  </math:mtext>
        <math:mo math:stretchy="false">−</math:mo>
        <math:mstyle math:fontweight="bold">
          <math:mrow>
            <math:msub>
              <math:mi math:fontstyle="normal">b</math:mi>
              <math:mi math:fontstyle="normal">i</math:mi>
            </math:msub>
          </math:mrow>
        </math:mstyle>
      </math:mrow>
    </math:mrow>
    <math:annotation math:encoding="StarMath 5.0">%PSI_{i in Ci} " = 0 = " 
sum _{j in Aq}
{%alpha_i^j  . bold n_j} "  " - bold b_i</math:annotation>
  </math:semantics>
</math:math>
</file>

<file path=Object 2/content.xml><?xml version="1.0" encoding="utf-8"?>
<!DOCTYPE math  PUBLIC '-//OpenOffice.org//DTD Modified W3C MathML 1.01//EN'  'math.dtd'>
<math:math xmlns:math="http://www.w3.org/1998/Math/MathML">
  <math:semantics>
    <math:mrow>
      <math:mrow>
        <math:msub>
          <math:mo math:stretchy="false">∑</math:mo>
          <math:mrow>
            <math:mi math:fontstyle="normal">j</math:mi>
            <math:mo math:stretchy="false">∈</math:mo>
            <math:mi>Ai</math:mi>
          </math:mrow>
        </math:msub>
        <math:mrow>
          <math:mo math:stretchy="false">(</math:mo>
          <math:mrow>
            <math:msubsup>
              <math:mo math:stretchy="false">α</math:mo>
              <math:mi math:fontstyle="normal">i</math:mi>
              <math:mi math:fontstyle="normal">j</math:mi>
            </math:msubsup>
            <math:mi math:fontstyle="normal">.</math:mi>
            <math:msub>
              <math:mi math:fontstyle="normal">n</math:mi>
              <math:mi math:fontstyle="normal">j</math:mi>
            </math:msub>
          </math:mrow>
          <math:mo math:stretchy="false">)</math:mo>
        </math:mrow>
      </math:mrow>
      <math:mrow>
        <math:mtext>  </math:mtext>
        <math:mo math:stretchy="false">+</math:mo>
        <math:mrow>
          <math:msub>
            <math:mo math:stretchy="false">∑</math:mo>
            <math:mrow>
              <math:mi math:fontstyle="normal">j</math:mi>
              <math:mo math:stretchy="false">∈</math:mo>
              <math:mi>Ax</math:mi>
            </math:mrow>
          </math:msub>
          <math:mrow>
            <math:mo math:stretchy="false">(</math:mo>
            <math:mrow>
              <math:msubsup>
                <math:mo math:stretchy="false">α</math:mo>
                <math:mi math:fontstyle="normal">i</math:mi>
                <math:mi math:fontstyle="normal">j</math:mi>
              </math:msubsup>
              <math:mi math:fontstyle="normal">.</math:mi>
              <math:msub>
                <math:mi math:fontstyle="normal">n</math:mi>
                <math:mi math:fontstyle="normal">j</math:mi>
              </math:msub>
            </math:mrow>
            <math:mo math:stretchy="false">)</math:mo>
          </math:mrow>
        </math:mrow>
      </math:mrow>
      <math:mrow>
        <math:mtext>  </math:mtext>
        <math:mo math:stretchy="false">−</math:mo>
        <math:msub>
          <math:mi math:fontstyle="normal">b</math:mi>
          <math:mi math:fontstyle="normal">i</math:mi>
        </math:msub>
      </math:mrow>
      <math:mrow>
        <math:mtext>  </math:mtext>
        <math:mo math:stretchy="false">=</math:mo>
        <math:mn>0</math:mn>
      </math:mrow>
    </math:mrow>
    <math:annotation math:encoding="StarMath 5.0">sum _{ j in Ai}
(%alpha_i^j  . n_j) 
"  " +
sum _{j in Ax}  
(%alpha_i^j  . n_j) 
"  " - b_i
"  "= 0</math:annotation>
  </math:semantics>
</math:math>
</file>

<file path=Object 20/content.xml><?xml version="1.0" encoding="utf-8"?>
<!DOCTYPE math  PUBLIC '-//OpenOffice.org//DTD Modified W3C MathML 1.01//EN'  'math.dtd'>
<math:math xmlns:math="http://www.w3.org/1998/Math/MathML">
  <math:semantics>
    <math:mrow>
      <math:msub>
        <math:mo math:stretchy="false">Ψ</math:mo>
        <math:mi math:fontstyle="normal">w</math:mi>
      </math:msub>
      <math:mtext> = 0 = </math:mtext>
      <math:mrow>
        <math:msub>
          <math:mo math:stretchy="false">∑</math:mo>
          <math:mrow>
            <math:mi math:fontstyle="normal">j</math:mi>
            <math:mo math:stretchy="false">∈</math:mo>
            <math:mi>Aq</math:mi>
          </math:mrow>
        </math:msub>
        <math:mrow>
          <math:msubsup>
            <math:mo math:stretchy="false">α</math:mo>
            <math:mi math:fontstyle="normal">w</math:mi>
            <math:mi math:fontstyle="normal">j</math:mi>
          </math:msubsup>
          <math:mi math:fontstyle="normal">.</math:mi>
          <math:mstyle math:fontweight="bold">
            <math:mrow>
              <math:msub>
                <math:mi math:fontstyle="normal">n</math:mi>
                <math:mi math:fontstyle="normal">j</math:mi>
              </math:msub>
            </math:mrow>
          </math:mstyle>
        </math:mrow>
      </math:mrow>
      <math:mrow>
        <math:mtext>  </math:mtext>
        <math:mo math:stretchy="false">−</math:mo>
        <math:msub>
          <math:mi math:fontstyle="normal">b</math:mi>
          <math:mi math:fontstyle="normal">w</math:mi>
        </math:msub>
      </math:mrow>
    </math:mrow>
    <math:annotation math:encoding="StarMath 5.0">%PSI_w " = 0 = " 
sum _{j in Aq}
{%alpha_w^j  . bold n_j} "  " - b_w
</math:annotation>
  </math:semantics>
</math:math>
</file>

<file path=Object 21/content.xml><?xml version="1.0" encoding="utf-8"?>
<!DOCTYPE math  PUBLIC '-//OpenOffice.org//DTD Modified W3C MathML 1.01//EN'  'math.dtd'>
<math:math xmlns:math="http://www.w3.org/1998/Math/MathML">
  <math:semantics>
    <math:mtable>
      <math:mtr>
        <math:mrow>
          <math:mrow>
            <math:msub>
              <math:mo math:stretchy="false">Ψ</math:mo>
              <math:mrow>
                <math:mi>js</math:mi>
                <math:mo math:stretchy="false">∈</math:mo>
                <math:mi>As</math:mi>
              </math:mrow>
            </math:msub>
            <math:mtext> = 0 = </math:mtext>
          </math:mrow>
        </math:mrow>
      </math:mtr>
      <math:mtr>
        <math:mrow>
          <math:mrow>
            <math:mtext>    </math:mtext>
            <math:msubsup>
              <math:mo math:stretchy="false">ν</math:mo>
              <math:mi>js</math:mi>
              <math:mi math:fontstyle="normal">w</math:mi>
            </math:msubsup>
            <math:mi math:fontstyle="normal">.</math:mi>
            <math:mi>ln</math:mi>
            <math:mrow>
              <math:msub>
                <math:mi math:fontstyle="normal">a</math:mi>
                <math:mi math:fontstyle="normal">w</math:mi>
              </math:msub>
              <math:mo math:stretchy="false">−</math:mo>
              <math:mi>ln</math:mi>
            </math:mrow>
            <math:mrow>
              <math:mstyle math:fontweight="bold">
                <math:mrow>
                  <math:msub>
                    <math:mi math:fontstyle="normal">n</math:mi>
                    <math:mi>js</math:mi>
                  </math:msub>
                </math:mrow>
              </math:mstyle>
              <math:mo math:stretchy="false">−</math:mo>
              <math:mrow>
                <math:mo math:stretchy="false">(</math:mo>
                <math:mrow>
                  <math:mi>ln</math:mi>
                  <math:mrow>
                    <math:mstyle math:fontweight="bold">
                      <math:mrow>
                        <math:msub>
                          <math:mi math:fontstyle="normal">n</math:mi>
                          <math:mi math:fontstyle="normal">w</math:mi>
                        </math:msub>
                      </math:mrow>
                    </math:mstyle>
                    <math:mo math:stretchy="false">+</math:mo>
                    <math:mi>ln</math:mi>
                  </math:mrow>
                  <math:msub>
                    <math:mi math:fontstyle="normal">M</math:mi>
                    <math:mi math:fontstyle="normal">w</math:mi>
                  </math:msub>
                </math:mrow>
                <math:mo math:stretchy="false">)</math:mo>
              </math:mrow>
            </math:mrow>
          </math:mrow>
        </math:mrow>
      </math:mtr>
      <math:mtr>
        <math:mrow>
          <math:mrow>
            <math:mrow>
              <math:mtext>    </math:mtext>
              <math:mo math:stretchy="false">+</math:mo>
              <math:mo math:stretchy="false">Δ</math:mo>
            </math:mrow>
            <math:mi>ln</math:mi>
            <math:mrow>
              <math:msub>
                <math:mo math:stretchy="false">γ</math:mo>
                <math:mi>js</math:mi>
              </math:msub>
              <math:mo math:stretchy="false">+</math:mo>
              <math:mo math:stretchy="false">Δ</math:mo>
            </math:mrow>
            <math:mi math:fontstyle="normal">G</math:mi>
            <math:msub>
              <math:mi math:fontstyle="normal">°</math:mi>
              <math:mi>js</math:mi>
            </math:msub>
          </math:mrow>
        </math:mrow>
      </math:mtr>
      <math:mtr>
        <math:mrow>
          <math:mrow>
            <math:mrow>
              <math:mtext>    </math:mtext>
              <math:mo math:stretchy="false">+</math:mo>
              <math:mrow>
                <math:msub>
                  <math:mo math:stretchy="false">∑</math:mo>
                  <math:mrow>
                    <math:mi>jp</math:mi>
                    <math:mo math:stretchy="false">∈</math:mo>
                    <math:mi>Cx</math:mi>
                  </math:mrow>
                </math:msub>
                <math:msubsup>
                  <math:mo math:stretchy="false">ν</math:mo>
                  <math:mi>js</math:mi>
                  <math:mi>jp</math:mi>
                </math:msubsup>
              </math:mrow>
            </math:mrow>
            <math:mi math:fontstyle="normal">.</math:mi>
            <math:mi>ln</math:mi>
            <math:mstyle math:fontweight="bold">
              <math:mrow>
                <math:msub>
                  <math:mi math:fontstyle="normal">a</math:mi>
                  <math:mi>jp</math:mi>
                </math:msub>
              </math:mrow>
            </math:mstyle>
          </math:mrow>
        </math:mrow>
      </math:mtr>
    </math:mtable>
    <math:annotation math:encoding="StarMath 5.0">alignl
%PSI_{js in As} " = 0 = "
newline alignl "    "
%nu_js^w . ln a_w - ln bold n_js - (ln bold {n_w} + ln M_w)
newline alignl "    "
+ %DELTA ln %gamma_js + %DELTA G°_js 
newline alignl "    "
+ sum _{jp in Cx} %nu_js^jp . ln bold a_jp
</math:annotation>
  </math:semantics>
</math:math>
</file>

<file path=Object 25/content.xml><?xml version="1.0" encoding="utf-8"?>
<!DOCTYPE math  PUBLIC '-//OpenOffice.org//DTD Modified W3C MathML 1.01//EN'  'math.dtd'>
<math:math xmlns:math="http://www.w3.org/1998/Math/MathML">
  <math:semantics>
    <math:mrow>
      <math:mo math:stretchy="false">[</math:mo>
      <math:mrow>
        <math:msubsup>
          <math:mo math:stretchy="false">α</math:mo>
          <math:mi math:fontstyle="normal">i</math:mi>
          <math:mi math:fontstyle="normal">w</math:mi>
        </math:msubsup>
        <math:msup>
          <math:mi math:fontstyle="normal">e</math:mi>
          <math:msub>
            <math:mi math:fontstyle="normal">X</math:mi>
            <math:mi math:fontstyle="normal">w</math:mi>
          </math:msub>
        </math:msup>
      </math:mrow>
      <math:mo math:stretchy="false">]</math:mo>
    </math:mrow>
    <math:annotation math:encoding="StarMath 5.0">[ %alpha_i^w e^{X_w} ]</math:annotation>
  </math:semantics>
</math:math>
</file>

<file path=Object 26/content.xml><?xml version="1.0" encoding="utf-8"?>
<!DOCTYPE math  PUBLIC '-//OpenOffice.org//DTD Modified W3C MathML 1.01//EN'  'math.dtd'>
<math:math xmlns:math="http://www.w3.org/1998/Math/MathML">
  <math:semantics>
    <math:mrow>
      <math:mrow>
        <math:msub>
          <math:mi>a</math:mi>
          <math:mi>w</math:mi>
        </math:msub>
        <math:mo math:stretchy="false">=</math:mo>
        <math:msub>
          <math:mi>x</math:mi>
          <math:mi>w</math:mi>
        </math:msub>
      </math:mrow>
      <math:mi>.</math:mi>
      <math:msub>
        <math:mo math:stretchy="false">λ</math:mo>
        <math:mi>w</math:mi>
      </math:msub>
    </math:mrow>
    <math:annotation math:encoding="StarMath 5.0">a_w = x_w . %lambda_w</math:annotation>
  </math:semantics>
</math:math>
</file>

<file path=Object 27/content.xml><?xml version="1.0" encoding="utf-8"?>
<!DOCTYPE math  PUBLIC '-//OpenOffice.org//DTD Modified W3C MathML 1.01//EN'  'math.dtd'>
<math:math xmlns:math="http://www.w3.org/1998/Math/MathML">
  <math:semantics>
    <math:mrow>
      <math:mrow>
        <math:msub>
          <math:mi math:fontstyle="normal">K</math:mi>
          <math:mi>js</math:mi>
        </math:msub>
        <math:mo math:stretchy="false">=</math:mo>
        <math:mi>exp</math:mi>
      </math:mrow>
      <math:mrow>
        <math:mo math:stretchy="false">(</math:mo>
        <math:mrow>
          <math:mo math:stretchy="false">Δ</math:mo>
          <math:msubsup>
            <math:mi math:fontstyle="normal">G</math:mi>
            <math:mi>js</math:mi>
            <math:mn>0</math:mn>
          </math:msubsup>
        </math:mrow>
        <math:mo math:stretchy="false">)</math:mo>
      </math:mrow>
    </math:mrow>
    <math:annotation math:encoding="StarMath 5.0">K_{js} = exp(%DELTA G_{js}^0 )</math:annotation>
  </math:semantics>
</math:math>
</file>

<file path=Object 28/content.xml><?xml version="1.0" encoding="utf-8"?>
<!DOCTYPE math  PUBLIC '-//OpenOffice.org//DTD Modified W3C MathML 1.01//EN'  'math.dtd'>
<math:math xmlns:math="http://www.w3.org/1998/Math/MathML">
  <math:semantics>
    <math:mrow>
      <math:msub>
        <math:mi>m</math:mi>
        <math:mi>j</math:mi>
      </math:msub>
      <math:mo math:stretchy="false">=</math:mo>
      <math:mfrac>
        <math:msub>
          <math:mi>n</math:mi>
          <math:mi>j</math:mi>
        </math:msub>
        <math:mrow>
          <math:msub>
            <math:mi>n</math:mi>
            <math:mi>w</math:mi>
          </math:msub>
          <math:mi>.</math:mi>
          <math:msub>
            <math:mi>M</math:mi>
            <math:mi>w</math:mi>
          </math:msub>
        </math:mrow>
      </math:mfrac>
    </math:mrow>
    <math:annotation math:encoding="StarMath 5.0"> m_j= n_j over {n_w . M_w}</math:annotation>
  </math:semantics>
</math:math>
</file>

<file path=Object 3/content.xml><?xml version="1.0" encoding="utf-8"?>
<!DOCTYPE math  PUBLIC '-//OpenOffice.org//DTD Modified W3C MathML 1.01//EN'  'math.dtd'>
<math:math xmlns:math="http://www.w3.org/1998/Math/MathML">
  <math:semantics>
    <math:mrow>
      <math:mrow>
        <math:msub>
          <math:mi>n</math:mi>
          <math:mi>i</math:mi>
        </math:msub>
        <math:mo math:stretchy="false">=</math:mo>
        <math:msub>
          <math:mi>m</math:mi>
          <math:mi>i</math:mi>
        </math:msub>
      </math:mrow>
      <math:msub>
        <math:mi>n</math:mi>
        <math:mi>w</math:mi>
      </math:msub>
      <math:msub>
        <math:mi>M</math:mi>
        <math:mi>w</math:mi>
      </math:msub>
      <math:mtext>  </math:mtext>
      <math:mo math:stretchy="false">⇒</math:mo>
      <math:mtext>  </math:mtext>
      <math:mrow>
        <math:msub>
          <math:mi>n</math:mi>
          <math:mi>i</math:mi>
        </math:msub>
        <math:mo math:stretchy="false">=</math:mo>
        <math:mfrac>
          <math:msub>
            <math:mi>a</math:mi>
            <math:mi>i</math:mi>
          </math:msub>
          <math:msub>
            <math:mo math:stretchy="false">γ</math:mo>
            <math:mi>i</math:mi>
          </math:msub>
        </math:mfrac>
      </math:mrow>
      <math:mi>.</math:mi>
      <math:msub>
        <math:mi>n</math:mi>
        <math:mi>w</math:mi>
      </math:msub>
      <math:mi>.</math:mi>
      <math:msub>
        <math:mi>M</math:mi>
        <math:mi>w</math:mi>
      </math:msub>
    </math:mrow>
    <math:annotation math:encoding="StarMath 5.0"> n_i = m_i n_w M_w "  " drarrow   "  " n_i = a_i over %gamma_i . n_w . M_w</math:annotation>
  </math:semantics>
</math:math>
</file>

<file path=Object 30/content.xml><?xml version="1.0" encoding="utf-8"?>
<!DOCTYPE math  PUBLIC '-//OpenOffice.org//DTD Modified W3C MathML 1.01//EN'  'math.dtd'>
<math:math xmlns:math="http://www.w3.org/1998/Math/MathML">
  <math:semantics>
    <math:mrow>
      <math:msub>
        <math:mi math:fontstyle="normal">x</math:mi>
        <math:mi math:fontstyle="normal">w</math:mi>
      </math:msub>
      <math:mo math:stretchy="false">=</math:mo>
      <math:mfrac>
        <math:msub>
          <math:mi math:fontstyle="normal">n</math:mi>
          <math:mi math:fontstyle="normal">w</math:mi>
        </math:msub>
        <math:mrow>
          <math:mrow>
            <math:msub>
              <math:mi math:fontstyle="normal">n</math:mi>
              <math:mi math:fontstyle="normal">w</math:mi>
            </math:msub>
            <math:mo math:stretchy="false">+</math:mo>
            <math:msub>
              <math:mo math:stretchy="false">Σ</math:mo>
              <math:mrow>
                <math:mi math:fontstyle="normal">i</math:mi>
                <math:mo math:stretchy="false">≠</math:mo>
                <math:mi math:fontstyle="normal">w</math:mi>
              </math:mrow>
            </math:msub>
          </math:mrow>
          <math:msub>
            <math:mi math:fontstyle="normal">n</math:mi>
            <math:mi math:fontstyle="normal">j</math:mi>
          </math:msub>
        </math:mrow>
      </math:mfrac>
    </math:mrow>
    <math:annotation math:encoding="StarMath 5.0"> x_w = n_w over {n_w + %SIGMA_{i&lt;&gt;w}n_j}</math:annotation>
  </math:semantics>
</math:math>
</file>

<file path=Object 35/content.xml><?xml version="1.0" encoding="utf-8"?>
<!DOCTYPE math  PUBLIC '-//OpenOffice.org//DTD Modified W3C MathML 1.01//EN'  'math.dtd'>
<math:math xmlns:math="http://www.w3.org/1998/Math/MathML">
  <math:semantics>
    <math:mrow>
      <math:mrow>
        <math:msub>
          <math:mi math:fontstyle="normal">a</math:mi>
          <math:mi>js</math:mi>
        </math:msub>
        <math:mo math:stretchy="false">=</math:mo>
        <math:msub>
          <math:mi math:fontstyle="normal">K</math:mi>
          <math:mi>js</math:mi>
        </math:msub>
      </math:mrow>
      <math:mrow>
        <math:msub>
          <math:mo math:stretchy="false">∏</math:mo>
          <math:mrow>
            <math:mi>jp</math:mi>
            <math:mo math:stretchy="false">∈</math:mo>
            <math:mi>Pr</math:mi>
          </math:mrow>
        </math:msub>
        <math:msup>
          <math:mrow>
            <math:mo math:stretchy="false">(</math:mo>
            <math:msub>
              <math:mi math:fontstyle="normal">a</math:mi>
              <math:mi>jp</math:mi>
            </math:msub>
            <math:mo math:stretchy="false">)</math:mo>
          </math:mrow>
          <math:msubsup>
            <math:mo math:stretchy="false">ν</math:mo>
            <math:mi>js</math:mi>
            <math:mi>jp</math:mi>
          </math:msubsup>
        </math:msup>
      </math:mrow>
    </math:mrow>
    <math:annotation math:encoding="StarMath 5.0">a_{js} = K_{js} prod _{jp in Pr} (a_jp) ^{%nu_js^jp}</math:annotation>
  </math:semantics>
</math:math>
</file>

<file path=Object 39/content.xml><?xml version="1.0" encoding="utf-8"?>
<!DOCTYPE math  PUBLIC '-//OpenOffice.org//DTD Modified W3C MathML 1.01//EN'  'math.dtd'>
<math:math xmlns:math="http://www.w3.org/1998/Math/MathML">
  <math:semantics>
    <math:mrow>
      <math:mo math:stretchy="false">[</math:mo>
      <math:mrow>
        <math:msubsup>
          <math:mo math:stretchy="false">α</math:mo>
          <math:mi math:fontstyle="normal">i</math:mi>
          <math:mi>jp</math:mi>
        </math:msubsup>
        <math:msup>
          <math:mi math:fontstyle="normal">e</math:mi>
          <math:msub>
            <math:mi math:fontstyle="normal">X</math:mi>
            <math:mi>jp</math:mi>
          </math:msub>
        </math:msup>
      </math:mrow>
      <math:mo math:stretchy="false">]</math:mo>
    </math:mrow>
    <math:annotation math:encoding="StarMath 5.0">[ %alpha_i^jp e^{X_jp} ]</math:annotation>
  </math:semantics>
</math:math>
</file>

<file path=Object 4/content.xml><?xml version="1.0" encoding="utf-8"?>
<!DOCTYPE math  PUBLIC '-//OpenOffice.org//DTD Modified W3C MathML 1.01//EN'  'math.dtd'>
<math:math xmlns:math="http://www.w3.org/1998/Math/MathML">
  <math:semantics>
    <math:mrow>
      <math:mtext>Equ</math:mtext>
      <math:mrow>
        <math:mo math:stretchy="false">[</math:mo>
        <math:mrow>
          <math:mrow>
            <math:mi math:fontstyle="normal">i</math:mi>
            <math:mo math:stretchy="false">=</math:mo>
            <math:mn>1</math:mn>
          </math:mrow>
          <math:mi math:fontstyle="normal">:</math:mi>
          <math:mi>nC</math:mi>
        </math:mrow>
        <math:mo math:stretchy="false">]</math:mo>
      </math:mrow>
      <math:mtext> : </math:mtext>
      <math:mrow>
        <math:msub>
          <math:mo math:stretchy="false">∑</math:mo>
          <math:mrow>
            <math:mi math:fontstyle="normal">j</math:mi>
            <math:mo math:stretchy="false">∈</math:mo>
            <math:mi>Ai</math:mi>
          </math:mrow>
        </math:msub>
        <math:mrow>
          <math:msubsup>
            <math:mo math:stretchy="false">α</math:mo>
            <math:mi math:fontstyle="normal">i</math:mi>
            <math:mi math:fontstyle="normal">j</math:mi>
          </math:msubsup>
          <math:mi math:fontstyle="normal">.</math:mi>
          <math:msub>
            <math:mi math:fontstyle="normal">n</math:mi>
            <math:mi math:fontstyle="normal">j</math:mi>
          </math:msub>
        </math:mrow>
      </math:mrow>
      <math:mrow>
        <math:mtext>   </math:mtext>
        <math:mo math:stretchy="false">+</math:mo>
        <math:msub>
          <math:mi math:fontstyle="normal">n</math:mi>
          <math:mi math:fontstyle="normal">w</math:mi>
        </math:msub>
      </math:mrow>
      <math:mi math:fontstyle="normal">.</math:mi>
      <math:msub>
        <math:mi math:fontstyle="normal">M</math:mi>
        <math:mi math:fontstyle="normal">w</math:mi>
      </math:msub>
      <math:mrow>
        <math:msub>
          <math:mo math:stretchy="false">∑</math:mo>
          <math:mrow>
            <math:mi math:fontstyle="normal">j</math:mi>
            <math:mo math:stretchy="false">∈</math:mo>
            <math:mi>Ax</math:mi>
          </math:mrow>
        </math:msub>
        <math:mrow>
          <math:msubsup>
            <math:mo math:stretchy="false">α</math:mo>
            <math:mi math:fontstyle="normal">i</math:mi>
            <math:mi math:fontstyle="normal">j</math:mi>
          </math:msubsup>
          <math:mi math:fontstyle="normal">.</math:mi>
          <math:mfrac>
            <math:msub>
              <math:mi math:fontstyle="normal">a</math:mi>
              <math:mi math:fontstyle="normal">j</math:mi>
            </math:msub>
            <math:msub>
              <math:mo math:stretchy="false">γ</math:mo>
              <math:mi math:fontstyle="normal">j</math:mi>
            </math:msub>
          </math:mfrac>
        </math:mrow>
      </math:mrow>
      <math:mrow>
        <math:mrow>
          <math:mtext>  </math:mtext>
          <math:mo math:stretchy="false">−</math:mo>
          <math:mstyle math:fontweight="bold">
            <math:mrow>
              <math:msub>
                <math:mi math:fontstyle="normal">b</math:mi>
                <math:mi math:fontstyle="normal">i</math:mi>
              </math:msub>
            </math:mrow>
          </math:mstyle>
        </math:mrow>
        <math:mo math:stretchy="false">=</math:mo>
        <math:mtext>  </math:mtext>
      </math:mrow>
      <math:mn>0</math:mn>
    </math:mrow>
    <math:annotation math:encoding="StarMath 5.0">"Equ"[i=1:nC]" : "
sum _{j in Ai}
{ %alpha_i^j  . n_j }  "   "+
n_w . M_w
sum _{j in Ax} 
{%alpha_i^j  .  a_j over %gamma_j }  
"  " - bold b_i = "  " 0
</math:annotation>
  </math:semantics>
</math:math>
</file>

<file path=Object 40/content.xml><?xml version="1.0" encoding="utf-8"?>
<!DOCTYPE math  PUBLIC '-//OpenOffice.org//DTD Modified W3C MathML 1.01//EN'  'math.dtd'>
<math:math xmlns:math="http://www.w3.org/1998/Math/MathML">
  <math:semantics>
    <math:mrow>
      <math:mo math:stretchy="false">[</math:mo>
      <math:mrow>
        <math:msubsup>
          <math:mo math:stretchy="false">α</math:mo>
          <math:mi math:fontstyle="normal">i</math:mi>
          <math:mi>js</math:mi>
        </math:msubsup>
        <math:msup>
          <math:mi math:fontstyle="normal">e</math:mi>
          <math:msub>
            <math:mi math:fontstyle="normal">X</math:mi>
            <math:mi>js</math:mi>
          </math:msub>
        </math:msup>
      </math:mrow>
      <math:mo math:stretchy="false">]</math:mo>
    </math:mrow>
    <math:annotation math:encoding="StarMath 5.0">[ %alpha_i^js e^{X_js} ]</math:annotation>
  </math:semantics>
</math:math>
</file>

<file path=Object 41/content.xml><?xml version="1.0" encoding="utf-8"?>
<!DOCTYPE math  PUBLIC '-//OpenOffice.org//DTD Modified W3C MathML 1.01//EN'  'math.dtd'>
<math:math xmlns:math="http://www.w3.org/1998/Math/MathML">
  <math:semantics>
    <math:mrow>
      <math:mo math:stretchy="false">[</math:mo>
      <math:mrow>
        <math:mn>1</math:mn>
        <math:mo math:stretchy="false">−</math:mo>
        <math:mrow>
          <math:msub>
            <math:mo math:stretchy="false">∑</math:mo>
            <math:mrow>
              <math:mi>jp</math:mi>
              <math:mo math:stretchy="false">≠</math:mo>
              <math:mi>jw</math:mi>
            </math:mrow>
          </math:msub>
          <math:msub>
            <math:mo math:stretchy="false">ν</math:mo>
            <math:mrow>
              <math:mi>js</math:mi>
              <math:mi math:fontstyle="normal">,</math:mi>
              <math:mi>jp</math:mi>
            </math:mrow>
          </math:msub>
        </math:mrow>
      </math:mrow>
      <math:mo math:stretchy="false">]</math:mo>
    </math:mrow>
    <math:annotation math:encoding="StarMath 5.0">[1 - sum_{jp&lt;&gt;jw} %nu_{js,jp} ]</math:annotation>
  </math:semantics>
</math:math>
</file>

<file path=Object 42/content.xml><?xml version="1.0" encoding="utf-8"?>
<!DOCTYPE math  PUBLIC '-//OpenOffice.org//DTD Modified W3C MathML 1.01//EN'  'math.dtd'>
<math:math xmlns:math="http://www.w3.org/1998/Math/MathML">
  <math:semantics>
    <math:mrow>
      <math:mo math:stretchy="false">[</math:mo>
      <math:msubsup>
        <math:mo math:stretchy="false">ν</math:mo>
        <math:mi>js</math:mi>
        <math:mi>jp</math:mi>
      </math:msubsup>
      <math:mo math:stretchy="false">]</math:mo>
    </math:mrow>
    <math:annotation math:encoding="StarMath 5.0">[ %nu_js^jp ]</math:annotation>
  </math:semantics>
</math:math>
</file>

<file path=Object 43/content.xml><?xml version="1.0" encoding="utf-8"?>
<!DOCTYPE math  PUBLIC '-//OpenOffice.org//DTD Modified W3C MathML 1.01//EN'  'math.dtd'>
<math:math xmlns:math="http://www.w3.org/1998/Math/MathML">
  <math:semantics>
    <math:mi math:fontstyle="normal">I</math:mi>
    <math:annotation math:encoding="StarMath 5.0">I</math:annotation>
  </math:semantics>
</math:math>
</file>

<file path=Object 44/content.xml><?xml version="1.0" encoding="utf-8"?>
<!DOCTYPE math  PUBLIC '-//OpenOffice.org//DTD Modified W3C MathML 1.01//EN'  'math.dtd'>
<math:math xmlns:math="http://www.w3.org/1998/Math/MathML">
  <math:semantics>
    <math:mrow>
      <math:msub>
        <math:mo math:stretchy="false">γ</math:mo>
        <math:mi math:fontstyle="normal">j</math:mi>
      </math:msub>
      <math:mrow>
        <math:msub>
          <math:mi math:fontstyle="normal">m</math:mi>
          <math:mi math:fontstyle="normal">j</math:mi>
        </math:msub>
        <math:mo math:stretchy="false">=</math:mo>
        <math:msub>
          <math:mi math:fontstyle="normal">K</math:mi>
          <math:mi math:fontstyle="normal">j</math:mi>
        </math:msub>
      </math:mrow>
      <math:mrow>
        <math:msub>
          <math:mo math:stretchy="false">∏</math:mo>
          <math:mi math:fontstyle="normal">i</math:mi>
        </math:msub>
        <math:msup>
          <math:msub>
            <math:mi math:fontstyle="normal">m</math:mi>
            <math:mi math:fontstyle="normal">i</math:mi>
          </math:msub>
          <math:msubsup>
            <math:mo math:stretchy="false">ν</math:mo>
            <math:mi math:fontstyle="normal">j</math:mi>
            <math:mi math:fontstyle="normal">i</math:mi>
          </math:msubsup>
        </math:msup>
      </math:mrow>
      <math:mrow>
        <math:msub>
          <math:mo math:stretchy="false">∏</math:mo>
          <math:mi math:fontstyle="normal">i</math:mi>
        </math:msub>
        <math:msup>
          <math:msub>
            <math:mo math:stretchy="false">γ</math:mo>
            <math:mi math:fontstyle="normal">i</math:mi>
          </math:msub>
          <math:msubsup>
            <math:mo math:stretchy="false">ν</math:mo>
            <math:mi math:fontstyle="normal">j</math:mi>
            <math:mi math:fontstyle="normal">i</math:mi>
          </math:msubsup>
        </math:msup>
      </math:mrow>
      <math:msup>
        <math:msub>
          <math:mi math:fontstyle="normal">a</math:mi>
          <math:mi math:fontstyle="normal">w</math:mi>
        </math:msub>
        <math:msubsup>
          <math:mo math:stretchy="false">ν</math:mo>
          <math:mi math:fontstyle="normal">j</math:mi>
          <math:mi math:fontstyle="normal">w</math:mi>
        </math:msubsup>
      </math:msup>
    </math:mrow>
    <math:annotation math:encoding="StarMath 5.0">%gamma_j m_j = K_j prod_i {m_i}^{%nu_j^i} 
prod_i {%gamma_i}^{%nu_j^i}  
{a_w}^{%nu_j^w}

</math:annotation>
  </math:semantics>
</math:math>
</file>

<file path=Object 45/content.xml><?xml version="1.0" encoding="utf-8"?>
<!DOCTYPE math  PUBLIC '-//OpenOffice.org//DTD Modified W3C MathML 1.01//EN'  'math.dtd'>
<math:math xmlns:math="http://www.w3.org/1998/Math/MathML">
  <math:semantics>
    <math:mrow>
      <math:msubsup>
        <math:mo math:stretchy="false">ν</math:mo>
        <math:mi math:fontstyle="normal">j</math:mi>
        <math:mi math:fontstyle="normal">w</math:mi>
      </math:msubsup>
      <math:msub>
        <math:mi math:fontstyle="normal">H</math:mi>
        <math:mtext>2</math:mtext>
      </math:msub>
      <math:mrow>
        <math:mi math:fontstyle="normal">O</math:mi>
        <math:mo math:stretchy="false">+</math:mo>
        <math:msub>
          <math:mo math:stretchy="false">Σ</math:mo>
          <math:mrow>
            <math:mi math:fontstyle="normal">i</math:mi>
            <math:mo math:stretchy="false">∈</math:mo>
            <math:mrow>
              <math:mi>Ap</math:mi>
              <math:mo math:stretchy="false">/</math:mo>
              <math:mi math:fontstyle="normal">w</math:mi>
            </math:mrow>
          </math:mrow>
        </math:msub>
      </math:mrow>
      <math:msubsup>
        <math:mo math:stretchy="false">ν</math:mo>
        <math:mi math:fontstyle="normal">j</math:mi>
        <math:mi math:fontstyle="normal">i</math:mi>
      </math:msubsup>
      <math:msub>
        <math:mi math:fontstyle="normal">P</math:mi>
        <math:mi math:fontstyle="normal">i</math:mi>
      </math:msub>
      <math:mo math:stretchy="false">→</math:mo>
      <math:msub>
        <math:mi math:fontstyle="normal">S</math:mi>
        <math:mi math:fontstyle="normal">j</math:mi>
      </math:msub>
      <math:mtext> , </math:mtext>
      <math:mrow>
        <math:mi math:fontstyle="normal">j</math:mi>
        <math:mo math:stretchy="false">∈</math:mo>
        <math:mi>As</math:mi>
      </math:mrow>
    </math:mrow>
    <math:annotation math:encoding="StarMath 5.0">%nu_j^w H_"2"O +  %SIGMA_{i in Ap/w} %nu_j^i P_i rightarrow S_j " , " j in As </math:annotation>
  </math:semantics>
</math:math>
</file>

<file path=Object 46/content.xml><?xml version="1.0" encoding="utf-8"?>
<!DOCTYPE math  PUBLIC '-//OpenOffice.org//DTD Modified W3C MathML 1.01//EN'  'math.dtd'>
<math:math xmlns:math="http://www.w3.org/1998/Math/MathML">
  <math:semantics>
    <math:mrow>
      <math:mrow>
        <math:msub>
          <math:mo math:stretchy="false">Ψ</math:mo>
          <math:mrow>
            <math:mi math:fontstyle="normal">i</math:mi>
            <math:mo math:stretchy="false">∈</math:mo>
            <math:mrow>
              <math:mi>Ap</math:mi>
              <math:mo math:stretchy="false">/</math:mo>
              <math:mi math:fontstyle="normal">w</math:mi>
            </math:mrow>
          </math:mrow>
        </math:msub>
        <math:mo math:stretchy="false">=</math:mo>
        <math:mrow>
          <math:msub>
            <math:mi math:fontstyle="normal">m</math:mi>
            <math:mi math:fontstyle="normal">i</math:mi>
          </math:msub>
          <math:mo math:stretchy="false">+</math:mo>
          <math:msub>
            <math:mo math:stretchy="false">Σ</math:mo>
            <math:mrow>
              <math:mi math:fontstyle="normal">j</math:mi>
              <math:mo math:stretchy="false">∈</math:mo>
              <math:mi>As</math:mi>
            </math:mrow>
          </math:msub>
        </math:mrow>
      </math:mrow>
      <math:msubsup>
        <math:mo math:stretchy="false">ν</math:mo>
        <math:mi math:fontstyle="normal">j</math:mi>
        <math:mi math:fontstyle="normal">i</math:mi>
      </math:msubsup>
      <math:mrow>
        <math:msub>
          <math:mi math:fontstyle="normal">m</math:mi>
          <math:mi math:fontstyle="normal">j</math:mi>
        </math:msub>
        <math:mo math:stretchy="false">−</math:mo>
        <math:msub>
          <math:mi math:fontstyle="normal">t</math:mi>
          <math:mi math:fontstyle="normal">i</math:mi>
        </math:msub>
      </math:mrow>
    </math:mrow>
    <math:annotation math:encoding="StarMath 5.0">%PSI_{i in Ap/w} = m_i + %SIGMA_{j in As} %nu_j^i m_j - t_i</math:annotation>
  </math:semantics>
</math:math>
</file>

<file path=Object 47/content.xml><?xml version="1.0" encoding="utf-8"?>
<!DOCTYPE math  PUBLIC '-//OpenOffice.org//DTD Modified W3C MathML 1.01//EN'  'math.dtd'>
<math:math xmlns:math="http://www.w3.org/1998/Math/MathML">
  <math:semantics>
    <math:mrow>
      <math:mfrac>
        <math:mrow>
          <math:mo math:stretchy="false">∂</math:mo>
          <math:msub>
            <math:mo math:stretchy="false">Ψ</math:mo>
            <math:mi>ip</math:mi>
          </math:msub>
        </math:mrow>
        <math:mrow>
          <math:mo math:stretchy="false">∂</math:mo>
          <math:msub>
            <math:mi math:fontstyle="normal">m</math:mi>
            <math:mi>jp</math:mi>
          </math:msub>
        </math:mrow>
      </math:mfrac>
      <math:mo math:stretchy="false">=</math:mo>
      <math:mrow>
        <math:msubsup>
          <math:mo math:stretchy="false">δ</math:mo>
          <math:mi>ip</math:mi>
          <math:mi>jp</math:mi>
        </math:msubsup>
        <math:mo math:stretchy="false">+</math:mo>
        <math:mrow>
          <math:mrow>
            <math:mo math:stretchy="false">[</math:mo>
            <math:mrow>
              <math:msub>
                <math:mo math:stretchy="false">Σ</math:mo>
                <math:mrow>
                  <math:mi math:fontstyle="normal">k</math:mi>
                  <math:mo math:stretchy="false">∈</math:mo>
                  <math:mi>As</math:mi>
                </math:mrow>
              </math:msub>
              <math:msubsup>
                <math:mo math:stretchy="false">ν</math:mo>
                <math:mi math:fontstyle="normal">k</math:mi>
                <math:mi>ip</math:mi>
              </math:msubsup>
              <math:msubsup>
                <math:mo math:stretchy="false">ν</math:mo>
                <math:mi math:fontstyle="normal">k</math:mi>
                <math:mi>jp</math:mi>
              </math:msubsup>
              <math:msub>
                <math:mi math:fontstyle="normal">m</math:mi>
                <math:mi math:fontstyle="normal">k</math:mi>
              </math:msub>
            </math:mrow>
            <math:mo math:stretchy="false">]</math:mo>
          </math:mrow>
          <math:mo math:stretchy="false">/</math:mo>
          <math:msub>
            <math:mi math:fontstyle="normal">m</math:mi>
            <math:mi>jp</math:mi>
          </math:msub>
        </math:mrow>
      </math:mrow>
    </math:mrow>
    <math:annotation math:encoding="StarMath 5.0">{partial %PSI_ip} over {partial m_jp} 
= %delta_ip^jp + [ %SIGMA_{k in As} %nu_k^ip %nu_k^jp m_k ] /m_jp</math:annotation>
  </math:semantics>
</math:math>
</file>

<file path=Object 48/content.xml><?xml version="1.0" encoding="utf-8"?>
<!DOCTYPE math  PUBLIC '-//OpenOffice.org//DTD Modified W3C MathML 1.01//EN'  'math.dtd'>
<math:math xmlns:math="http://www.w3.org/1998/Math/MathML">
  <math:semantics>
    <math:mrow>
      <math:mrow>
        <math:msub>
          <math:mi math:fontstyle="normal">m</math:mi>
          <math:mi math:fontstyle="normal">k</math:mi>
        </math:msub>
        <math:mo math:stretchy="false">=</math:mo>
        <math:msubsup>
          <math:mi math:fontstyle="normal">K</math:mi>
          <math:mi math:fontstyle="normal">k</math:mi>
          <math:mi>app</math:mi>
        </math:msubsup>
      </math:mrow>
      <math:mrow>
        <math:msub>
          <math:mo math:stretchy="false">∏</math:mo>
          <math:mi math:fontstyle="normal">i</math:mi>
        </math:msub>
        <math:msup>
          <math:msub>
            <math:mi math:fontstyle="normal">m</math:mi>
            <math:mi math:fontstyle="normal">i</math:mi>
          </math:msub>
          <math:msubsup>
            <math:mo math:stretchy="false">ν</math:mo>
            <math:mi math:fontstyle="normal">k</math:mi>
            <math:mi math:fontstyle="normal">i</math:mi>
          </math:msubsup>
        </math:msup>
      </math:mrow>
    </math:mrow>
    <math:annotation math:encoding="StarMath 5.0">m_k = K_k^app prod_i {m_i}^{%nu_k^i}</math:annotation>
  </math:semantics>
</math:math>
</file>

<file path=Object 5/content.xml><?xml version="1.0" encoding="utf-8"?>
<!DOCTYPE math  PUBLIC '-//OpenOffice.org//DTD Modified W3C MathML 1.01//EN'  'math.dtd'>
<math:math xmlns:math="http://www.w3.org/1998/Math/MathML">
  <math:semantics>
    <math:mrow>
      <math:msub>
        <math:mo math:stretchy="false">Ψ</math:mo>
        <math:mrow>
          <math:mi>js</math:mi>
          <math:mo math:stretchy="false">∈</math:mo>
          <math:mi>As</math:mi>
        </math:mrow>
      </math:msub>
      <math:mrow>
        <math:mtext> </math:mtext>
        <math:mo math:stretchy="false">=</math:mo>
        <math:mtext> </math:mtext>
      </math:mrow>
      <math:msub>
        <math:mo math:stretchy="false">μ</math:mo>
        <math:mi>js</math:mi>
      </math:msub>
      <math:mrow>
        <math:mtext>  </math:mtext>
        <math:mo math:stretchy="false">−</math:mo>
        <math:mrow>
          <math:msub>
            <math:mo math:stretchy="false">∑</math:mo>
            <math:mrow>
              <math:mi>jp</math:mi>
              <math:mo math:stretchy="false">∈</math:mo>
              <math:mi>Pr</math:mi>
            </math:mrow>
          </math:msub>
          <math:mrow>
            <math:msubsup>
              <math:mo math:stretchy="false">ν</math:mo>
              <math:mi>js</math:mi>
              <math:mi>jp</math:mi>
            </math:msubsup>
            <math:mi math:fontstyle="normal">.</math:mi>
            <math:msub>
              <math:mo math:stretchy="false">μ</math:mo>
              <math:mi>jp</math:mi>
            </math:msub>
          </math:mrow>
        </math:mrow>
      </math:mrow>
      <math:mrow>
        <math:mtext> </math:mtext>
        <math:mo math:stretchy="false">=</math:mo>
        <math:mtext> </math:mtext>
      </math:mrow>
      <math:mn>0</math:mn>
    </math:mrow>
    <math:annotation math:encoding="StarMath 5.0">%PSI_{js in As} 
" " = " " 
%mu_js "  "
- sum _{jp in Pr} {%nu_js^jp . %mu_jp }
" " = " " 0</math:annotation>
  </math:semantics>
</math:math>
</file>

<file path=Object 57/content.xml><?xml version="1.0" encoding="utf-8"?>
<!DOCTYPE math  PUBLIC '-//OpenOffice.org//DTD Modified W3C MathML 1.01//EN'  'math.dtd'>
<math:math xmlns:math="http://www.w3.org/1998/Math/MathML">
  <math:semantics>
    <math:mrow>
      <math:mrow>
        <math:msubsup>
          <math:mi math:fontstyle="normal">K</math:mi>
          <math:mi math:fontstyle="normal">j</math:mi>
          <math:mi>app</math:mi>
        </math:msubsup>
        <math:mo math:stretchy="false">=</math:mo>
        <math:mrow>
          <math:msub>
            <math:mo math:stretchy="false">∏</math:mo>
            <math:mi math:fontstyle="normal">i</math:mi>
          </math:msub>
          <math:msup>
            <math:msub>
              <math:mo math:stretchy="false">γ</math:mo>
              <math:mi math:fontstyle="normal">i</math:mi>
            </math:msub>
            <math:msubsup>
              <math:mo math:stretchy="false">ν</math:mo>
              <math:mi math:fontstyle="normal">j</math:mi>
              <math:mi math:fontstyle="normal">i</math:mi>
            </math:msubsup>
          </math:msup>
        </math:mrow>
      </math:mrow>
      <math:msup>
        <math:msub>
          <math:mi math:fontstyle="normal">a</math:mi>
          <math:mi math:fontstyle="normal">w</math:mi>
        </math:msub>
        <math:msubsup>
          <math:mo math:stretchy="false">ν</math:mo>
          <math:mi math:fontstyle="normal">j</math:mi>
          <math:mi math:fontstyle="normal">w</math:mi>
        </math:msubsup>
      </math:msup>
    </math:mrow>
    <math:annotation math:encoding="StarMath 5.0">K_j^app= prod_i {%gamma_i}^{%nu_j^i}  
{a_w}^{%nu_j^w}</math:annotation>
  </math:semantics>
</math:math>
</file>

<file path=Object 6/content.xml><?xml version="1.0" encoding="utf-8"?>
<!DOCTYPE math  PUBLIC '-//OpenOffice.org//DTD Modified W3C MathML 1.01//EN'  'math.dtd'>
<math:math xmlns:math="http://www.w3.org/1998/Math/MathML">
  <math:semantics>
    <math:mrow>
      <math:msub>
        <math:mo math:stretchy="false">Ψ</math:mo>
        <math:mrow>
          <math:mi>js</math:mi>
          <math:mo math:stretchy="false">∈</math:mo>
          <math:mi>As</math:mi>
        </math:mrow>
      </math:msub>
      <math:mtext> = 0 =  </math:mtext>
      <math:mi>ln</math:mi>
      <math:msub>
        <math:mi math:fontstyle="normal">a</math:mi>
        <math:mi>js</math:mi>
      </math:msub>
      <math:mrow>
        <math:mtext>   </math:mtext>
        <math:mo math:stretchy="false">−</math:mo>
        <math:mrow>
          <math:msub>
            <math:mo math:stretchy="false">∑</math:mo>
            <math:mrow>
              <math:mi>jp</math:mi>
              <math:mo math:stretchy="false">∈</math:mo>
              <math:mi>Pr</math:mi>
            </math:mrow>
          </math:msub>
          <math:mrow>
            <math:msubsup>
              <math:mo math:stretchy="false">ν</math:mo>
              <math:mi>js</math:mi>
              <math:mi>jp</math:mi>
            </math:msubsup>
            <math:mi math:fontstyle="normal">.</math:mi>
            <math:mi>ln</math:mi>
            <math:msub>
              <math:mi math:fontstyle="normal">a</math:mi>
              <math:mi>jp</math:mi>
            </math:msub>
          </math:mrow>
        </math:mrow>
      </math:mrow>
      <math:mrow>
        <math:mtext>  </math:mtext>
        <math:mo math:stretchy="false">−</math:mo>
        <math:mo math:stretchy="false">Δ</math:mo>
      </math:mrow>
      <math:msubsup>
        <math:mi math:fontstyle="normal">G</math:mi>
        <math:mi>js</math:mi>
        <math:mn>0</math:mn>
      </math:msubsup>
    </math:mrow>
    <math:annotation math:encoding="StarMath 5.0">%PSI_{js in As} " = 0 =  "
ln a_js "   "
- sum _{jp in Pr} {%nu_js^jp . ln a_jp } "  " 
- %DELTA G_js^0
</math:annotation>
  </math:semantics>
</math:math>
</file>

<file path=Object 7/content.xml><?xml version="1.0" encoding="utf-8"?>
<!DOCTYPE math  PUBLIC '-//OpenOffice.org//DTD Modified W3C MathML 1.01//EN'  'math.dtd'>
<math:math xmlns:math="http://www.w3.org/1998/Math/MathML">
  <math:semantics>
    <math:mrow>
      <math:mo math:stretchy="false">Δ</math:mo>
      <math:mrow>
        <math:msubsup>
          <math:mi math:fontstyle="normal">G</math:mi>
          <math:mi>js</math:mi>
          <math:mn>0</math:mn>
        </math:msubsup>
        <math:mo math:stretchy="false">=</math:mo>
        <math:mrow>
          <math:mrow>
            <math:msub>
              <math:mo math:stretchy="false">∑</math:mo>
              <math:mrow>
                <math:mi>jp</math:mi>
                <math:mo math:stretchy="false">∈</math:mo>
                <math:mi>Pr</math:mi>
              </math:mrow>
            </math:msub>
            <math:mrow>
              <math:msubsup>
                <math:mo math:stretchy="false">ν</math:mo>
                <math:mi>js</math:mi>
                <math:mi>jp</math:mi>
              </math:msubsup>
              <math:mi math:fontstyle="normal">.</math:mi>
              <math:msubsup>
                <math:mo math:stretchy="false">μ</math:mo>
                <math:mi>jp</math:mi>
                <math:mn>0</math:mn>
              </math:msubsup>
            </math:mrow>
          </math:mrow>
          <math:mo math:stretchy="false">−</math:mo>
          <math:msubsup>
            <math:mo math:stretchy="false">μ</math:mo>
            <math:mi>js</math:mi>
            <math:mn>0</math:mn>
          </math:msubsup>
        </math:mrow>
      </math:mrow>
    </math:mrow>
    <math:annotation math:encoding="StarMath 5.0">%DELTA G_js^0 = 
sum _{jp in Pr} {%nu_js^jp . %mu_jp^0 } 
- %mu_js^0</math:annotation>
  </math:semantics>
</math:math>
</file>

<file path=Object 8/content.xml><?xml version="1.0" encoding="utf-8"?>
<!DOCTYPE math  PUBLIC '-//OpenOffice.org//DTD Modified W3C MathML 1.01//EN'  'math.dtd'>
<math:math xmlns:math="http://www.w3.org/1998/Math/MathML">
  <math:semantics>
    <math:mrow>
      <math:mrow>
        <math:msub>
          <math:mi math:fontstyle="normal">a</math:mi>
          <math:mrow>
            <math:mi math:fontstyle="normal">j</math:mi>
            <math:mo math:stretchy="false">≠</math:mo>
            <math:mi math:fontstyle="normal">w</math:mi>
          </math:mrow>
        </math:msub>
        <math:mo math:stretchy="false">=</math:mo>
        <math:msub>
          <math:mo math:stretchy="false">γ</math:mo>
          <math:mi math:fontstyle="normal">j</math:mi>
        </math:msub>
      </math:mrow>
      <math:mi math:fontstyle="normal">.</math:mi>
      <math:mfrac>
        <math:msub>
          <math:mi math:fontstyle="normal">n</math:mi>
          <math:mi math:fontstyle="normal">j</math:mi>
        </math:msub>
        <math:mrow>
          <math:msub>
            <math:mi math:fontstyle="normal">n</math:mi>
            <math:mi math:fontstyle="normal">w</math:mi>
          </math:msub>
          <math:mi math:fontstyle="normal">.</math:mi>
          <math:msub>
            <math:mi math:fontstyle="normal">M</math:mi>
            <math:mi math:fontstyle="normal">w</math:mi>
          </math:msub>
        </math:mrow>
      </math:mfrac>
    </math:mrow>
    <math:annotation math:encoding="StarMath 5.0">a_{j&lt;&gt;w} = %gamma_j . n_j over {n_w . M_w}</math:annotation>
  </math:semantics>
</math:math>
</file>

<file path=Object 9/content.xml><?xml version="1.0" encoding="utf-8"?>
<!DOCTYPE math  PUBLIC '-//OpenOffice.org//DTD Modified W3C MathML 1.01//EN'  'math.dtd'>
<math:math xmlns:math="http://www.w3.org/1998/Math/MathML">
  <math:semantics>
    <math:mrow>
      <math:mo math:stretchy="false">Δ</math:mo>
      <math:mi>ln</math:mi>
      <math:mrow>
        <math:msub>
          <math:mo math:stretchy="false">γ</math:mo>
          <math:mi>js</math:mi>
        </math:msub>
        <math:mo math:stretchy="false">=</math:mo>
        <math:mrow>
          <math:munder>
            <math:mo math:stretchy="false">∑</math:mo>
            <math:mrow>
              <math:mi>jp</math:mi>
              <math:mo math:stretchy="false">≠</math:mo>
              <math:mi math:fontstyle="normal">w</math:mi>
            </math:mrow>
          </math:munder>
          <math:mrow>
            <math:mo math:stretchy="false">(</math:mo>
            <math:mrow>
              <math:msubsup>
                <math:mo math:stretchy="false">ν</math:mo>
                <math:mi>js</math:mi>
                <math:mi>jp</math:mi>
              </math:msubsup>
              <math:mi math:fontstyle="normal">.</math:mi>
              <math:mi>ln</math:mi>
              <math:msub>
                <math:mo math:stretchy="false">γ</math:mo>
                <math:mi>jp</math:mi>
              </math:msub>
            </math:mrow>
            <math:mo math:stretchy="false">)</math:mo>
          </math:mrow>
        </math:mrow>
      </math:mrow>
      <math:mrow>
        <math:mtext>   </math:mtext>
        <math:mo math:stretchy="false">−</math:mo>
        <math:mi>ln</math:mi>
      </math:mrow>
      <math:msub>
        <math:mo math:stretchy="false">γ</math:mo>
        <math:mi>js</math:mi>
      </math:msub>
    </math:mrow>
    <math:annotation math:encoding="StarMath 5.0">%DELTA ln %gamma_js = sum from jp&lt;&gt;w (%nu_js^jp . ln %gamma_jp) 
"   " - ln %gamma_js</math:annotation>
  </math:semantics>
</math:math>
</file>